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3_1" table:style-name="ta1">
        <table:shapes>
          <draw:frame draw:z-index="0" draw:style-name="gr1" draw:text-style-name="P1" svg:width="583.2pt" svg:height="328.05pt" svg:x="0pt" svg:y="41.24pt">
            <draw:object draw:notify-on-update-of-ranges="task3_1.B1:task3_1.FS1 task3_1.A2:task3_1.A2 task3_1.B2:task3_1.FS2 task3_1.B1:task3_1.FS1 task3_1.A3:task3_1.A3 task3_1.B3:task3_1.FS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IIT X[F]</text:p>
          </table:table-cell>
          <table:table-cell office:value-type="float" office:value="577" calcext:value-type="float">
            <text:p>577</text:p>
          </table:table-cell>
          <table:table-cell office:value-type="float" office:value="671" calcext:value-type="float">
            <text:p>671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1029" calcext:value-type="float">
            <text:p>1029</text:p>
          </table:table-cell>
          <table:table-cell office:value-type="float" office:value="1078" calcext:value-type="float">
            <text:p>1078</text:p>
          </table:table-cell>
          <table:table-cell office:value-type="float" office:value="1209" calcext:value-type="float">
            <text:p>1209</text:p>
          </table:table-cell>
          <table:table-cell office:value-type="float" office:value="1353" calcext:value-type="float">
            <text:p>1353</text:p>
          </table:table-cell>
          <table:table-cell office:value-type="float" office:value="1358" calcext:value-type="float">
            <text:p>1358</text:p>
          </table:table-cell>
          <table:table-cell office:value-type="float" office:value="1481" calcext:value-type="float">
            <text:p>1481</text:p>
          </table:table-cell>
          <table:table-cell office:value-type="float" office:value="1517" calcext:value-type="float">
            <text:p>1517</text:p>
          </table:table-cell>
          <table:table-cell office:value-type="float" office:value="1522" calcext:value-type="float">
            <text:p>1522</text:p>
          </table:table-cell>
          <table:table-cell office:value-type="float" office:value="1637" calcext:value-type="float">
            <text:p>1637</text:p>
          </table:table-cell>
          <table:table-cell office:value-type="float" office:value="1696" calcext:value-type="float">
            <text:p>1696</text:p>
          </table:table-cell>
          <table:table-cell office:value-type="float" office:value="1709" calcext:value-type="float">
            <text:p>1709</text:p>
          </table:table-cell>
          <table:table-cell office:value-type="float" office:value="1727" calcext:value-type="float">
            <text:p>1727</text:p>
          </table:table-cell>
          <table:table-cell office:value-type="float" office:value="1733" calcext:value-type="float">
            <text:p>1733</text:p>
          </table:table-cell>
          <table:table-cell office:value-type="float" office:value="1758" calcext:value-type="float">
            <text:p>1758</text:p>
          </table:table-cell>
          <table:table-cell office:value-type="float" office:value="1790" calcext:value-type="float">
            <text:p>1790</text:p>
          </table:table-cell>
          <table:table-cell office:value-type="float" office:value="1842" calcext:value-type="float">
            <text:p>1842</text:p>
          </table:table-cell>
          <table:table-cell office:value-type="float" office:value="1849" calcext:value-type="float">
            <text:p>1849</text:p>
          </table:table-cell>
          <table:table-cell office:value-type="float" office:value="1858" calcext:value-type="float">
            <text:p>1858</text:p>
          </table:table-cell>
          <table:table-cell office:value-type="float" office:value="1864" calcext:value-type="float">
            <text:p>1864</text:p>
          </table:table-cell>
          <table:table-cell office:value-type="float" office:value="1873" calcext:value-type="float">
            <text:p>1873</text:p>
          </table:table-cell>
          <table:table-cell office:value-type="float" office:value="1874" calcext:value-type="float">
            <text:p>1874</text:p>
          </table:table-cell>
          <table:table-cell office:value-type="float" office:value="1948" calcext:value-type="float">
            <text:p>1948</text:p>
          </table:table-cell>
          <table:table-cell office:value-type="float" office:value="1967" calcext:value-type="float">
            <text:p>1967</text:p>
          </table:table-cell>
          <table:table-cell office:value-type="float" office:value="1973" calcext:value-type="float">
            <text:p>1973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043" calcext:value-type="float">
            <text:p>2043</text:p>
          </table:table-cell>
          <table:table-cell office:value-type="float" office:value="2058" calcext:value-type="float">
            <text:p>2058</text:p>
          </table:table-cell>
          <table:table-cell office:value-type="float" office:value="2063" calcext:value-type="float">
            <text:p>2063</text:p>
          </table:table-cell>
          <table:table-cell office:value-type="float" office:value="2090" calcext:value-type="float">
            <text:p>2090</text:p>
          </table:table-cell>
          <table:table-cell office:value-type="float" office:value="2103" calcext:value-type="float">
            <text:p>2103</text:p>
          </table:table-cell>
          <table:table-cell office:value-type="float" office:value="2110" calcext:value-type="float">
            <text:p>2110</text:p>
          </table:table-cell>
          <table:table-cell office:value-type="float" office:value="2115" calcext:value-type="float">
            <text:p>2115</text:p>
          </table:table-cell>
          <table:table-cell office:value-type="float" office:value="2142" calcext:value-type="float">
            <text:p>2142</text:p>
          </table:table-cell>
          <table:table-cell office:value-type="float" office:value="2144" calcext:value-type="float">
            <text:p>2144</text:p>
          </table:table-cell>
          <table:table-cell office:value-type="float" office:value="2156" calcext:value-type="float">
            <text:p>2156</text:p>
          </table:table-cell>
          <table:table-cell office:value-type="float" office:value="2177" calcext:value-type="float">
            <text:p>2177</text:p>
          </table:table-cell>
          <table:table-cell office:value-type="float" office:value="2183" calcext:value-type="float">
            <text:p>2183</text:p>
          </table:table-cell>
          <table:table-cell office:value-type="float" office:value="2194" calcext:value-type="float">
            <text:p>2194</text:p>
          </table:table-cell>
          <table:table-cell office:value-type="float" office:value="2195" calcext:value-type="float">
            <text:p>2195</text:p>
          </table:table-cell>
          <table:table-cell office:value-type="float" office:value="2200" calcext:value-type="float">
            <text:p>2200</text:p>
          </table:table-cell>
          <table:table-cell office:value-type="float" office:value="2215" calcext:value-type="float">
            <text:p>2215</text:p>
          </table:table-cell>
          <table:table-cell office:value-type="float" office:value="2218" calcext:value-type="float">
            <text:p>2218</text:p>
          </table:table-cell>
          <table:table-cell office:value-type="float" office:value="2228" calcext:value-type="float">
            <text:p>2228</text:p>
          </table:table-cell>
          <table:table-cell office:value-type="float" office:value="2232" calcext:value-type="float">
            <text:p>2232</text:p>
          </table:table-cell>
          <table:table-cell office:value-type="float" office:value="2238" calcext:value-type="float">
            <text:p>2238</text:p>
          </table:table-cell>
          <table:table-cell office:value-type="float" office:value="2259" calcext:value-type="float">
            <text:p>2259</text:p>
          </table:table-cell>
          <table:table-cell office:value-type="float" office:value="2264" calcext:value-type="float">
            <text:p>2264</text:p>
          </table:table-cell>
          <table:table-cell office:value-type="float" office:value="2274" calcext:value-type="float">
            <text:p>2274</text:p>
          </table:table-cell>
          <table:table-cell office:value-type="float" office:value="2291" calcext:value-type="float">
            <text:p>2291</text:p>
          </table:table-cell>
          <table:table-cell office:value-type="float" office:value="2300" calcext:value-type="float">
            <text:p>2300</text:p>
          </table:table-cell>
          <table:table-cell office:value-type="float" office:value="2310" calcext:value-type="float">
            <text:p>2310</text:p>
          </table:table-cell>
          <table:table-cell office:value-type="float" office:value="2318" calcext:value-type="float">
            <text:p>2318</text:p>
          </table:table-cell>
          <table:table-cell office:value-type="float" office:value="2319" calcext:value-type="float">
            <text:p>2319</text:p>
          </table:table-cell>
          <table:table-cell office:value-type="float" office:value="2379" calcext:value-type="float">
            <text:p>2379</text:p>
          </table:table-cell>
          <table:table-cell office:value-type="float" office:value="2391" calcext:value-type="float">
            <text:p>2391</text:p>
          </table:table-cell>
          <table:table-cell office:value-type="float" office:value="2406" calcext:value-type="float">
            <text:p>2406</text:p>
          </table:table-cell>
          <table:table-cell office:value-type="float" office:value="2415" calcext:value-type="float">
            <text:p>2415</text:p>
          </table:table-cell>
          <table:table-cell office:value-type="float" office:value="2421" calcext:value-type="float">
            <text:p>2421</text:p>
          </table:table-cell>
          <table:table-cell office:value-type="float" office:value="2434" calcext:value-type="float">
            <text:p>2434</text:p>
          </table:table-cell>
          <table:table-cell office:value-type="float" office:value="2482" calcext:value-type="float">
            <text:p>2482</text:p>
          </table:table-cell>
          <table:table-cell office:value-type="float" office:value="2490" calcext:value-type="float">
            <text:p>2490</text:p>
          </table:table-cell>
          <table:table-cell office:value-type="float" office:value="2492" calcext:value-type="float">
            <text:p>2492</text:p>
          </table:table-cell>
          <table:table-cell table:number-columns-repeated="2" office:value-type="float" office:value="2540" calcext:value-type="float">
            <text:p>2540</text:p>
          </table:table-cell>
          <table:table-cell office:value-type="float" office:value="2543" calcext:value-type="float">
            <text:p>2543</text:p>
          </table:table-cell>
          <table:table-cell office:value-type="float" office:value="2572" calcext:value-type="float">
            <text:p>2572</text:p>
          </table:table-cell>
          <table:table-cell office:value-type="float" office:value="2587" calcext:value-type="float">
            <text:p>2587</text:p>
          </table:table-cell>
          <table:table-cell office:value-type="float" office:value="2605" calcext:value-type="float">
            <text:p>2605</text:p>
          </table:table-cell>
          <table:table-cell office:value-type="float" office:value="2606" calcext:value-type="float">
            <text:p>2606</text:p>
          </table:table-cell>
          <table:table-cell office:value-type="float" office:value="2617" calcext:value-type="float">
            <text:p>2617</text:p>
          </table:table-cell>
          <table:table-cell office:value-type="float" office:value="2639" calcext:value-type="float">
            <text:p>2639</text:p>
          </table:table-cell>
          <table:table-cell office:value-type="float" office:value="2668" calcext:value-type="float">
            <text:p>2668</text:p>
          </table:table-cell>
          <table:table-cell office:value-type="float" office:value="2687" calcext:value-type="float">
            <text:p>2687</text:p>
          </table:table-cell>
          <table:table-cell office:value-type="float" office:value="2689" calcext:value-type="float">
            <text:p>2689</text:p>
          </table:table-cell>
          <table:table-cell office:value-type="float" office:value="2710" calcext:value-type="float">
            <text:p>2710</text:p>
          </table:table-cell>
          <table:table-cell office:value-type="float" office:value="2715" calcext:value-type="float">
            <text:p>2715</text:p>
          </table:table-cell>
          <table:table-cell office:value-type="float" office:value="2730" calcext:value-type="float">
            <text:p>2730</text:p>
          </table:table-cell>
          <table:table-cell office:value-type="float" office:value="2731" calcext:value-type="float">
            <text:p>2731</text:p>
          </table:table-cell>
          <table:table-cell office:value-type="float" office:value="2754" calcext:value-type="float">
            <text:p>2754</text:p>
          </table:table-cell>
          <table:table-cell office:value-type="float" office:value="2764" calcext:value-type="float">
            <text:p>2764</text:p>
          </table:table-cell>
          <table:table-cell office:value-type="float" office:value="2772" calcext:value-type="float">
            <text:p>2772</text:p>
          </table:table-cell>
          <table:table-cell table:number-columns-repeated="2" office:value-type="float" office:value="2773" calcext:value-type="float">
            <text:p>2773</text:p>
          </table:table-cell>
          <table:table-cell office:value-type="float" office:value="2815" calcext:value-type="float">
            <text:p>2815</text:p>
          </table:table-cell>
          <table:table-cell office:value-type="float" office:value="2861" calcext:value-type="float">
            <text:p>2861</text:p>
          </table:table-cell>
          <table:table-cell office:value-type="float" office:value="2870" calcext:value-type="float">
            <text:p>2870</text:p>
          </table:table-cell>
          <table:table-cell office:value-type="float" office:value="2888" calcext:value-type="float">
            <text:p>2888</text:p>
          </table:table-cell>
          <table:table-cell office:value-type="float" office:value="2937" calcext:value-type="float">
            <text:p>2937</text:p>
          </table:table-cell>
          <table:table-cell office:value-type="float" office:value="2941" calcext:value-type="float">
            <text:p>2941</text:p>
          </table:table-cell>
          <table:table-cell office:value-type="float" office:value="2968" calcext:value-type="float">
            <text:p>2968</text:p>
          </table:table-cell>
          <table:table-cell office:value-type="float" office:value="2991" calcext:value-type="float">
            <text:p>2991</text:p>
          </table:table-cell>
          <table:table-cell office:value-type="float" office:value="3006" calcext:value-type="float">
            <text:p>3006</text:p>
          </table:table-cell>
          <table:table-cell office:value-type="float" office:value="3021" calcext:value-type="float">
            <text:p>3021</text:p>
          </table:table-cell>
          <table:table-cell office:value-type="float" office:value="3039" calcext:value-type="float">
            <text:p>3039</text:p>
          </table:table-cell>
          <table:table-cell office:value-type="float" office:value="3080" calcext:value-type="float">
            <text:p>3080</text:p>
          </table:table-cell>
          <table:table-cell office:value-type="float" office:value="3082" calcext:value-type="float">
            <text:p>3082</text:p>
          </table:table-cell>
          <table:table-cell office:value-type="float" office:value="3087" calcext:value-type="float">
            <text:p>3087</text:p>
          </table:table-cell>
          <table:table-cell office:value-type="float" office:value="3092" calcext:value-type="float">
            <text:p>3092</text:p>
          </table:table-cell>
          <table:table-cell office:value-type="float" office:value="3097" calcext:value-type="float">
            <text:p>3097</text:p>
          </table:table-cell>
          <table:table-cell office:value-type="float" office:value="3157" calcext:value-type="float">
            <text:p>3157</text:p>
          </table:table-cell>
          <table:table-cell office:value-type="float" office:value="3195" calcext:value-type="float">
            <text:p>3195</text:p>
          </table:table-cell>
          <table:table-cell office:value-type="float" office:value="3197" calcext:value-type="float">
            <text:p>3197</text:p>
          </table:table-cell>
          <table:table-cell office:value-type="float" office:value="3210" calcext:value-type="float">
            <text:p>3210</text:p>
          </table:table-cell>
          <table:table-cell office:value-type="float" office:value="3230" calcext:value-type="float">
            <text:p>3230</text:p>
          </table:table-cell>
          <table:table-cell office:value-type="float" office:value="3268" calcext:value-type="float">
            <text:p>3268</text:p>
          </table:table-cell>
          <table:table-cell office:value-type="float" office:value="3301" calcext:value-type="float">
            <text:p>3301</text:p>
          </table:table-cell>
          <table:table-cell office:value-type="float" office:value="3347" calcext:value-type="float">
            <text:p>3347</text:p>
          </table:table-cell>
          <table:table-cell office:value-type="float" office:value="3368" calcext:value-type="float">
            <text:p>3368</text:p>
          </table:table-cell>
          <table:table-cell office:value-type="float" office:value="3392" calcext:value-type="float">
            <text:p>3392</text:p>
          </table:table-cell>
          <table:table-cell office:value-type="float" office:value="3419" calcext:value-type="float">
            <text:p>3419</text:p>
          </table:table-cell>
          <table:table-cell office:value-type="float" office:value="3437" calcext:value-type="float">
            <text:p>3437</text:p>
          </table:table-cell>
          <table:table-cell office:value-type="float" office:value="3509" calcext:value-type="float">
            <text:p>3509</text:p>
          </table:table-cell>
          <table:table-cell table:number-columns-repeated="2" office:value-type="float" office:value="3511" calcext:value-type="float">
            <text:p>3511</text:p>
          </table:table-cell>
          <table:table-cell office:value-type="float" office:value="3581" calcext:value-type="float">
            <text:p>3581</text:p>
          </table:table-cell>
          <table:table-cell table:number-columns-repeated="2" office:value-type="float" office:value="3626" calcext:value-type="float">
            <text:p>3626</text:p>
          </table:table-cell>
          <table:table-cell office:value-type="float" office:value="3634" calcext:value-type="float">
            <text:p>3634</text:p>
          </table:table-cell>
          <table:table-cell office:value-type="float" office:value="3699" calcext:value-type="float">
            <text:p>3699</text:p>
          </table:table-cell>
          <table:table-cell office:value-type="float" office:value="3713" calcext:value-type="float">
            <text:p>3713</text:p>
          </table:table-cell>
          <table:table-cell office:value-type="float" office:value="3719" calcext:value-type="float">
            <text:p>3719</text:p>
          </table:table-cell>
          <table:table-cell office:value-type="float" office:value="3783" calcext:value-type="float">
            <text:p>3783</text:p>
          </table:table-cell>
          <table:table-cell office:value-type="float" office:value="3785" calcext:value-type="float">
            <text:p>3785</text:p>
          </table:table-cell>
          <table:table-cell office:value-type="float" office:value="3828" calcext:value-type="float">
            <text:p>3828</text:p>
          </table:table-cell>
          <table:table-cell office:value-type="float" office:value="3898" calcext:value-type="float">
            <text:p>3898</text:p>
          </table:table-cell>
          <table:table-cell office:value-type="float" office:value="3916" calcext:value-type="float">
            <text:p>3916</text:p>
          </table:table-cell>
          <table:table-cell office:value-type="float" office:value="3958" calcext:value-type="float">
            <text:p>3958</text:p>
          </table:table-cell>
          <table:table-cell office:value-type="float" office:value="4023" calcext:value-type="float">
            <text:p>4023</text:p>
          </table:table-cell>
          <table:table-cell office:value-type="float" office:value="4130" calcext:value-type="float">
            <text:p>4130</text:p>
          </table:table-cell>
          <table:table-cell office:value-type="float" office:value="4138" calcext:value-type="float">
            <text:p>4138</text:p>
          </table:table-cell>
          <table:table-cell office:value-type="float" office:value="4201" calcext:value-type="float">
            <text:p>4201</text:p>
          </table:table-cell>
          <table:table-cell office:value-type="float" office:value="4202" calcext:value-type="float">
            <text:p>4202</text:p>
          </table:table-cell>
          <table:table-cell office:value-type="float" office:value="4245" calcext:value-type="float">
            <text:p>4245</text:p>
          </table:table-cell>
          <table:table-cell office:value-type="float" office:value="4326" calcext:value-type="float">
            <text:p>4326</text:p>
          </table:table-cell>
          <table:table-cell office:value-type="float" office:value="4333" calcext:value-type="float">
            <text:p>4333</text:p>
          </table:table-cell>
          <table:table-cell office:value-type="float" office:value="4364" calcext:value-type="float">
            <text:p>4364</text:p>
          </table:table-cell>
          <table:table-cell office:value-type="float" office:value="4380" calcext:value-type="float">
            <text:p>4380</text:p>
          </table:table-cell>
          <table:table-cell office:value-type="float" office:value="4441" calcext:value-type="float">
            <text:p>4441</text:p>
          </table:table-cell>
          <table:table-cell office:value-type="float" office:value="4475" calcext:value-type="float">
            <text:p>4475</text:p>
          </table:table-cell>
          <table:table-cell office:value-type="float" office:value="4495" calcext:value-type="float">
            <text:p>4495</text:p>
          </table:table-cell>
          <table:table-cell office:value-type="float" office:value="4541" calcext:value-type="float">
            <text:p>4541</text:p>
          </table:table-cell>
          <table:table-cell office:value-type="float" office:value="4590" calcext:value-type="float">
            <text:p>4590</text:p>
          </table:table-cell>
          <table:table-cell office:value-type="float" office:value="4656" calcext:value-type="float">
            <text:p>4656</text:p>
          </table:table-cell>
          <table:table-cell office:value-type="float" office:value="4664" calcext:value-type="float">
            <text:p>4664</text:p>
          </table:table-cell>
          <table:table-cell office:value-type="float" office:value="4780" calcext:value-type="float">
            <text:p>4780</text:p>
          </table:table-cell>
          <table:table-cell office:value-type="float" office:value="4816" calcext:value-type="float">
            <text:p>4816</text:p>
          </table:table-cell>
          <table:table-cell office:value-type="float" office:value="4817" calcext:value-type="float">
            <text:p>4817</text:p>
          </table:table-cell>
          <table:table-cell office:value-type="float" office:value="4822" calcext:value-type="float">
            <text:p>4822</text:p>
          </table:table-cell>
          <table:table-cell office:value-type="float" office:value="4965" calcext:value-type="float">
            <text:p>4965</text:p>
          </table:table-cell>
          <table:table-cell office:value-type="float" office:value="4982" calcext:value-type="float">
            <text:p>4982</text:p>
          </table:table-cell>
          <table:table-cell office:value-type="float" office:value="5080" calcext:value-type="float">
            <text:p>5080</text:p>
          </table:table-cell>
          <table:table-cell office:value-type="float" office:value="5122" calcext:value-type="float">
            <text:p>5122</text:p>
          </table:table-cell>
          <table:table-cell office:value-type="float" office:value="5134" calcext:value-type="float">
            <text:p>5134</text:p>
          </table:table-cell>
          <table:table-cell office:value-type="float" office:value="5154" calcext:value-type="float">
            <text:p>5154</text:p>
          </table:table-cell>
          <table:table-cell office:value-type="float" office:value="5243" calcext:value-type="float">
            <text:p>5243</text:p>
          </table:table-cell>
          <table:table-cell office:value-type="float" office:value="5249" calcext:value-type="float">
            <text:p>5249</text:p>
          </table:table-cell>
          <table:table-cell office:value-type="float" office:value="5291" calcext:value-type="float">
            <text:p>5291</text:p>
          </table:table-cell>
          <table:table-cell office:value-type="float" office:value="5358" calcext:value-type="float">
            <text:p>5358</text:p>
          </table:table-cell>
          <table:table-cell office:value-type="float" office:value="5534" calcext:value-type="float">
            <text:p>5534</text:p>
          </table:table-cell>
          <table:table-cell office:value-type="float" office:value="5769" calcext:value-type="float">
            <text:p>5769</text:p>
          </table:table-cell>
          <table:table-cell office:value-type="float" office:value="5793" calcext:value-type="float">
            <text:p>5793</text:p>
          </table:table-cell>
          <table:table-cell office:value-type="float" office:value="6074" calcext:value-type="float">
            <text:p>6074</text:p>
          </table:table-cell>
          <table:table-cell office:value-type="float" office:value="6149" calcext:value-type="float">
            <text:p>6149</text:p>
          </table:table-cell>
          <table:table-cell office:value-type="float" office:value="6189" calcext:value-type="float">
            <text:p>6189</text:p>
          </table:table-cell>
          <table:table-cell office:value-type="float" office:value="6325" calcext:value-type="float">
            <text:p>6325</text:p>
          </table:table-cell>
          <table:table-cell office:value-type="float" office:value="6408" calcext:value-type="float">
            <text:p>6408</text:p>
          </table:table-cell>
          <table:table-cell office:value-type="float" office:value="6442" calcext:value-type="float">
            <text:p>6442</text:p>
          </table:table-cell>
          <table:table-cell office:value-type="float" office:value="6536" calcext:value-type="float">
            <text:p>6536</text:p>
          </table:table-cell>
          <table:table-cell office:value-type="float" office:value="6649" calcext:value-type="float">
            <text:p>6649</text:p>
          </table:table-cell>
        </table:table-row>
        <table:table-row table:style-name="ro1">
          <table:table-cell office:value-type="string" calcext:value-type="string">
            <text:p>II X[F]</text:p>
          </table:table-cell>
          <table:table-cell office:value-type="float" office:value="1209" calcext:value-type="float">
            <text:p>1209</text:p>
          </table:table-cell>
          <table:table-cell office:value-type="float" office:value="1164" calcext:value-type="float">
            <text:p>1164</text:p>
          </table:table-cell>
          <table:table-cell office:value-type="float" office:value="1504" calcext:value-type="float">
            <text:p>1504</text:p>
          </table:table-cell>
          <table:table-cell office:value-type="float" office:value="1394" calcext:value-type="float">
            <text:p>1394</text:p>
          </table:table-cell>
          <table:table-cell office:value-type="float" office:value="2113" calcext:value-type="float">
            <text:p>2113</text:p>
          </table:table-cell>
          <table:table-cell office:value-type="float" office:value="2212" calcext:value-type="float">
            <text:p>2212</text:p>
          </table:table-cell>
          <table:table-cell office:value-type="float" office:value="2474" calcext:value-type="float">
            <text:p>2474</text:p>
          </table:table-cell>
          <table:table-cell office:value-type="float" office:value="2762" calcext:value-type="float">
            <text:p>2762</text:p>
          </table:table-cell>
          <table:table-cell office:value-type="float" office:value="2772" calcext:value-type="float">
            <text:p>2772</text:p>
          </table:table-cell>
          <table:table-cell office:value-type="float" office:value="3018" calcext:value-type="float">
            <text:p>3018</text:p>
          </table:table-cell>
          <table:table-cell office:value-type="float" office:value="3089" calcext:value-type="float">
            <text:p>3089</text:p>
          </table:table-cell>
          <table:table-cell office:value-type="float" office:value="2987" calcext:value-type="float">
            <text:p>2987</text:p>
          </table:table-cell>
          <table:table-cell office:value-type="float" office:value="3217" calcext:value-type="float">
            <text:p>3217</text:p>
          </table:table-cell>
          <table:table-cell office:value-type="float" office:value="3348" calcext:value-type="float">
            <text:p>3348</text:p>
          </table:table-cell>
          <table:table-cell office:value-type="float" office:value="3474" calcext:value-type="float">
            <text:p>3474</text:p>
          </table:table-cell>
          <table:table-cell office:value-type="float" office:value="3275" calcext:value-type="float">
            <text:p>3275</text:p>
          </table:table-cell>
          <table:table-cell office:value-type="float" office:value="3521" calcext:value-type="float">
            <text:p>3521</text:p>
          </table:table-cell>
          <table:table-cell office:value-type="float" office:value="3459" calcext:value-type="float">
            <text:p>3459</text:p>
          </table:table-cell>
          <table:table-cell office:value-type="float" office:value="3636" calcext:value-type="float">
            <text:p>3636</text:p>
          </table:table-cell>
          <table:table-cell office:value-type="float" office:value="3739" calcext:value-type="float">
            <text:p>3739</text:p>
          </table:table-cell>
          <table:table-cell office:value-type="float" office:value="3654" calcext:value-type="float">
            <text:p>3654</text:p>
          </table:table-cell>
          <table:table-cell office:value-type="float" office:value="3661" calcext:value-type="float">
            <text:p>3661</text:p>
          </table:table-cell>
          <table:table-cell office:value-type="float" office:value="3550" calcext:value-type="float">
            <text:p>3550</text:p>
          </table:table-cell>
          <table:table-cell office:value-type="float" office:value="3689" calcext:value-type="float">
            <text:p>3689</text:p>
          </table:table-cell>
          <table:table-cell office:value-type="float" office:value="3570" calcext:value-type="float">
            <text:p>3570</text:p>
          </table:table-cell>
          <table:table-cell office:value-type="float" office:value="3840" calcext:value-type="float">
            <text:p>3840</text:p>
          </table:table-cell>
          <table:table-cell office:value-type="float" office:value="3989" calcext:value-type="float">
            <text:p>3989</text:p>
          </table:table-cell>
          <table:table-cell office:value-type="float" office:value="3891" calcext:value-type="float">
            <text:p>3891</text:p>
          </table:table-cell>
          <table:table-cell office:value-type="float" office:value="3984" calcext:value-type="float">
            <text:p>3984</text:p>
          </table:table-cell>
          <table:table-cell office:value-type="float" office:value="4029" calcext:value-type="float">
            <text:p>4029</text:p>
          </table:table-cell>
          <table:table-cell office:value-type="float" office:value="4252" calcext:value-type="float">
            <text:p>4252</text:p>
          </table:table-cell>
          <table:table-cell office:value-type="float" office:value="4171" calcext:value-type="float">
            <text:p>4171</text:p>
          </table:table-cell>
          <table:table-cell office:value-type="float" office:value="4070" calcext:value-type="float">
            <text:p>4070</text:p>
          </table:table-cell>
          <table:table-cell office:value-type="float" office:value="4235" calcext:value-type="float">
            <text:p>4235</text:p>
          </table:table-cell>
          <table:table-cell office:value-type="float" office:value="4150" calcext:value-type="float">
            <text:p>4150</text:p>
          </table:table-cell>
          <table:table-cell office:value-type="float" office:value="4344" calcext:value-type="float">
            <text:p>4344</text:p>
          </table:table-cell>
          <table:table-cell office:value-type="float" office:value="4286" calcext:value-type="float">
            <text:p>4286</text:p>
          </table:table-cell>
          <table:table-cell office:value-type="float" office:value="4239" calcext:value-type="float">
            <text:p>4239</text:p>
          </table:table-cell>
          <table:table-cell office:value-type="float" office:value="4232" calcext:value-type="float">
            <text:p>4232</text:p>
          </table:table-cell>
          <table:table-cell office:value-type="float" office:value="9360" calcext:value-type="float">
            <text:p>9360</text:p>
          </table:table-cell>
          <table:table-cell office:value-type="float" office:value="4309" calcext:value-type="float">
            <text:p>4309</text:p>
          </table:table-cell>
          <table:table-cell office:value-type="float" office:value="4421" calcext:value-type="float">
            <text:p>4421</text:p>
          </table:table-cell>
          <table:table-cell office:value-type="float" office:value="4209" calcext:value-type="float">
            <text:p>4209</text:p>
          </table:table-cell>
          <table:table-cell office:value-type="float" office:value="4333" calcext:value-type="float">
            <text:p>4333</text:p>
          </table:table-cell>
          <table:table-cell office:value-type="float" office:value="4344" calcext:value-type="float">
            <text:p>4344</text:p>
          </table:table-cell>
          <table:table-cell office:value-type="float" office:value="4252" calcext:value-type="float">
            <text:p>4252</text:p>
          </table:table-cell>
          <table:table-cell office:value-type="float" office:value="4380" calcext:value-type="float">
            <text:p>4380</text:p>
          </table:table-cell>
          <table:table-cell office:value-type="float" office:value="4278" calcext:value-type="float">
            <text:p>4278</text:p>
          </table:table-cell>
          <table:table-cell office:value-type="float" office:value="4419" calcext:value-type="float">
            <text:p>4419</text:p>
          </table:table-cell>
          <table:table-cell office:value-type="float" office:value="4532" calcext:value-type="float">
            <text:p>4532</text:p>
          </table:table-cell>
          <table:table-cell office:value-type="float" office:value="4462" calcext:value-type="float">
            <text:p>4462</text:p>
          </table:table-cell>
          <table:table-cell office:value-type="float" office:value="4349" calcext:value-type="float">
            <text:p>4349</text:p>
          </table:table-cell>
          <table:table-cell office:value-type="float" office:value="4369" calcext:value-type="float">
            <text:p>4369</text:p>
          </table:table-cell>
          <table:table-cell office:value-type="float" office:value="4525" calcext:value-type="float">
            <text:p>4525</text:p>
          </table:table-cell>
          <table:table-cell office:value-type="float" office:value="4556" calcext:value-type="float">
            <text:p>4556</text:p>
          </table:table-cell>
          <table:table-cell office:value-type="float" office:value="4563" calcext:value-type="float">
            <text:p>4563</text:p>
          </table:table-cell>
          <table:table-cell office:value-type="float" office:value="4458" calcext:value-type="float">
            <text:p>4458</text:p>
          </table:table-cell>
          <table:table-cell office:value-type="float" office:value="4581" calcext:value-type="float">
            <text:p>4581</text:p>
          </table:table-cell>
          <table:table-cell office:value-type="float" office:value="4713" calcext:value-type="float">
            <text:p>4713</text:p>
          </table:table-cell>
          <table:table-cell office:value-type="float" office:value="4726" calcext:value-type="float">
            <text:p>4726</text:p>
          </table:table-cell>
          <table:table-cell office:value-type="float" office:value="4755" calcext:value-type="float">
            <text:p>4755</text:p>
          </table:table-cell>
          <table:table-cell office:value-type="float" office:value="4885" calcext:value-type="float">
            <text:p>4885</text:p>
          </table:table-cell>
          <table:table-cell office:value-type="float" office:value="4663" calcext:value-type="float">
            <text:p>4663</text:p>
          </table:table-cell>
          <table:table-cell office:value-type="float" office:value="4811" calcext:value-type="float">
            <text:p>4811</text:p>
          </table:table-cell>
          <table:table-cell office:value-type="float" office:value="4908" calcext:value-type="float">
            <text:p>4908</text:p>
          </table:table-cell>
          <table:table-cell office:value-type="float" office:value="4923" calcext:value-type="float">
            <text:p>4923</text:p>
          </table:table-cell>
          <table:table-cell office:value-type="float" office:value="4927" calcext:value-type="float">
            <text:p>4927</text:p>
          </table:table-cell>
          <table:table-cell office:value-type="float" office:value="5135" calcext:value-type="float">
            <text:p>5135</text:p>
          </table:table-cell>
          <table:table-cell office:value-type="float" office:value="4902" calcext:value-type="float">
            <text:p>4902</text:p>
          </table:table-cell>
          <table:table-cell office:value-type="float" office:value="4907" calcext:value-type="float">
            <text:p>4907</text:p>
          </table:table-cell>
          <table:table-cell office:value-type="float" office:value="5088" calcext:value-type="float">
            <text:p>5088</text:p>
          </table:table-cell>
          <table:table-cell office:value-type="float" office:value="4995" calcext:value-type="float">
            <text:p>4995</text:p>
          </table:table-cell>
          <table:table-cell office:value-type="float" office:value="5154" calcext:value-type="float">
            <text:p>5154</text:p>
          </table:table-cell>
          <table:table-cell office:value-type="float" office:value="5156" calcext:value-type="float">
            <text:p>5156</text:p>
          </table:table-cell>
          <table:table-cell office:value-type="float" office:value="5178" calcext:value-type="float">
            <text:p>5178</text:p>
          </table:table-cell>
          <table:table-cell office:value-type="float" office:value="5222" calcext:value-type="float">
            <text:p>5222</text:p>
          </table:table-cell>
          <table:table-cell office:value-type="float" office:value="5158" calcext:value-type="float">
            <text:p>5158</text:p>
          </table:table-cell>
          <table:table-cell office:value-type="float" office:value="5318" calcext:value-type="float">
            <text:p>5318</text:p>
          </table:table-cell>
          <table:table-cell office:value-type="float" office:value="5434" calcext:value-type="float">
            <text:p>5434</text:p>
          </table:table-cell>
          <table:table-cell office:value-type="float" office:value="5242" calcext:value-type="float">
            <text:p>5242</text:p>
          </table:table-cell>
          <table:table-cell office:value-type="float" office:value="5252" calcext:value-type="float">
            <text:p>5252</text:p>
          </table:table-cell>
          <table:table-cell office:value-type="float" office:value="5404" calcext:value-type="float">
            <text:p>5404</text:p>
          </table:table-cell>
          <table:table-cell office:value-type="float" office:value="5418" calcext:value-type="float">
            <text:p>5418</text:p>
          </table:table-cell>
          <table:table-cell office:value-type="float" office:value="5452" calcext:value-type="float">
            <text:p>5452</text:p>
          </table:table-cell>
          <table:table-cell office:value-type="float" office:value="5350" calcext:value-type="float">
            <text:p>5350</text:p>
          </table:table-cell>
          <table:table-cell office:value-type="float" office:value="5365" calcext:value-type="float">
            <text:p>5365</text:p>
          </table:table-cell>
          <table:table-cell table:number-columns-repeated="2" office:value-type="float" office:value="5489" calcext:value-type="float">
            <text:p>5489</text:p>
          </table:table-cell>
          <table:table-cell office:value-type="float" office:value="5574" calcext:value-type="float">
            <text:p>5574</text:p>
          </table:table-cell>
          <table:table-cell office:value-type="float" office:value="5778" calcext:value-type="float">
            <text:p>5778</text:p>
          </table:table-cell>
          <table:table-cell office:value-type="float" office:value="5695" calcext:value-type="float">
            <text:p>5695</text:p>
          </table:table-cell>
          <table:table-cell office:value-type="float" office:value="5719" calcext:value-type="float">
            <text:p>5719</text:p>
          </table:table-cell>
          <table:table-cell office:value-type="float" office:value="5929" calcext:value-type="float">
            <text:p>5929</text:p>
          </table:table-cell>
          <table:table-cell office:value-type="float" office:value="5704" calcext:value-type="float">
            <text:p>5704</text:p>
          </table:table-cell>
          <table:table-cell office:value-type="float" office:value="5991" calcext:value-type="float">
            <text:p>5991</text:p>
          </table:table-cell>
          <table:table-cell office:value-type="float" office:value="5804" calcext:value-type="float">
            <text:p>5804</text:p>
          </table:table-cell>
          <table:table-cell office:value-type="float" office:value="5956" calcext:value-type="float">
            <text:p>5956</text:p>
          </table:table-cell>
          <table:table-cell office:value-type="float" office:value="5985" calcext:value-type="float">
            <text:p>5985</text:p>
          </table:table-cell>
          <table:table-cell office:value-type="float" office:value="6021" calcext:value-type="float">
            <text:p>6021</text:p>
          </table:table-cell>
          <table:table-cell office:value-type="float" office:value="6104" calcext:value-type="float">
            <text:p>6104</text:p>
          </table:table-cell>
          <table:table-cell office:value-type="float" office:value="6119" calcext:value-type="float">
            <text:p>6119</text:p>
          </table:table-cell>
          <table:table-cell office:value-type="float" office:value="6229" calcext:value-type="float">
            <text:p>6229</text:p>
          </table:table-cell>
          <table:table-cell office:value-type="float" office:value="6006" calcext:value-type="float">
            <text:p>6006</text:p>
          </table:table-cell>
          <table:table-cell office:value-type="float" office:value="6138" calcext:value-type="float">
            <text:p>6138</text:p>
          </table:table-cell>
          <table:table-cell office:value-type="float" office:value="6257" calcext:value-type="float">
            <text:p>6257</text:p>
          </table:table-cell>
          <table:table-cell office:value-type="float" office:value="6334" calcext:value-type="float">
            <text:p>6334</text:p>
          </table:table-cell>
          <table:table-cell office:value-type="float" office:value="6450" calcext:value-type="float">
            <text:p>6450</text:p>
          </table:table-cell>
          <table:table-cell office:value-type="float" office:value="6475" calcext:value-type="float">
            <text:p>6475</text:p>
          </table:table-cell>
          <table:table-cell office:value-type="float" office:value="6416" calcext:value-type="float">
            <text:p>6416</text:p>
          </table:table-cell>
          <table:table-cell office:value-type="float" office:value="6357" calcext:value-type="float">
            <text:p>6357</text:p>
          </table:table-cell>
          <table:table-cell office:value-type="float" office:value="6546" calcext:value-type="float">
            <text:p>6546</text:p>
          </table:table-cell>
          <table:table-cell office:value-type="float" office:value="6750" calcext:value-type="float">
            <text:p>6750</text:p>
          </table:table-cell>
          <table:table-cell office:value-type="float" office:value="6692" calcext:value-type="float">
            <text:p>6692</text:p>
          </table:table-cell>
          <table:table-cell office:value-type="float" office:value="6605" calcext:value-type="float">
            <text:p>6605</text:p>
          </table:table-cell>
          <table:table-cell office:value-type="float" office:value="6659" calcext:value-type="float">
            <text:p>6659</text:p>
          </table:table-cell>
          <table:table-cell office:value-type="float" office:value="6929" calcext:value-type="float">
            <text:p>6929</text:p>
          </table:table-cell>
          <table:table-cell office:value-type="float" office:value="6973" calcext:value-type="float">
            <text:p>6973</text:p>
          </table:table-cell>
          <table:table-cell table:number-columns-repeated="2" office:value-type="float" office:value="6965" calcext:value-type="float">
            <text:p>6965</text:p>
          </table:table-cell>
          <table:table-cell office:value-type="float" office:value="7117" calcext:value-type="float">
            <text:p>7117</text:p>
          </table:table-cell>
          <table:table-cell table:number-columns-repeated="2" office:value-type="float" office:value="7195" calcext:value-type="float">
            <text:p>7195</text:p>
          </table:table-cell>
          <table:table-cell office:value-type="float" office:value="7211" calcext:value-type="float">
            <text:p>7211</text:p>
          </table:table-cell>
          <table:table-cell office:value-type="float" office:value="7454" calcext:value-type="float">
            <text:p>7454</text:p>
          </table:table-cell>
          <table:table-cell office:value-type="float" office:value="7369" calcext:value-type="float">
            <text:p>7369</text:p>
          </table:table-cell>
          <table:table-cell office:value-type="float" office:value="7382" calcext:value-type="float">
            <text:p>7382</text:p>
          </table:table-cell>
          <table:table-cell office:value-type="float" office:value="7509" calcext:value-type="float">
            <text:p>7509</text:p>
          </table:table-cell>
          <table:table-cell office:value-type="float" office:value="7626" calcext:value-type="float">
            <text:p>7626</text:p>
          </table:table-cell>
          <table:table-cell office:value-type="float" office:value="7599" calcext:value-type="float">
            <text:p>7599</text:p>
          </table:table-cell>
          <table:table-cell office:value-type="float" office:value="7739" calcext:value-type="float">
            <text:p>7739</text:p>
          </table:table-cell>
          <table:table-cell office:value-type="float" office:value="7776" calcext:value-type="float">
            <text:p>7776</text:p>
          </table:table-cell>
          <table:table-cell office:value-type="float" office:value="7872" calcext:value-type="float">
            <text:p>7872</text:p>
          </table:table-cell>
          <table:table-cell office:value-type="float" office:value="7989" calcext:value-type="float">
            <text:p>7989</text:p>
          </table:table-cell>
          <table:table-cell office:value-type="float" office:value="8204" calcext:value-type="float">
            <text:p>8204</text:p>
          </table:table-cell>
          <table:table-cell office:value-type="float" office:value="8219" calcext:value-type="float">
            <text:p>8219</text:p>
          </table:table-cell>
          <table:table-cell office:value-type="float" office:value="8345" calcext:value-type="float">
            <text:p>8345</text:p>
          </table:table-cell>
          <table:table-cell office:value-type="float" office:value="8348" calcext:value-type="float">
            <text:p>8348</text:p>
          </table:table-cell>
          <table:table-cell office:value-type="float" office:value="8434" calcext:value-type="float">
            <text:p>8434</text:p>
          </table:table-cell>
          <table:table-cell office:value-type="float" office:value="8595" calcext:value-type="float">
            <text:p>8595</text:p>
          </table:table-cell>
          <table:table-cell office:value-type="float" office:value="8610" calcext:value-type="float">
            <text:p>8610</text:p>
          </table:table-cell>
          <table:table-cell office:value-type="float" office:value="8672" calcext:value-type="float">
            <text:p>8672</text:p>
          </table:table-cell>
          <table:table-cell office:value-type="float" office:value="8704" calcext:value-type="float">
            <text:p>8704</text:p>
          </table:table-cell>
          <table:table-cell office:value-type="float" office:value="8825" calcext:value-type="float">
            <text:p>8825</text:p>
          </table:table-cell>
          <table:table-cell office:value-type="float" office:value="9211" calcext:value-type="float">
            <text:p>9211</text:p>
          </table:table-cell>
          <table:table-cell office:value-type="float" office:value="8934" calcext:value-type="float">
            <text:p>8934</text:p>
          </table:table-cell>
          <table:table-cell office:value-type="float" office:value="9026" calcext:value-type="float">
            <text:p>9026</text:p>
          </table:table-cell>
          <table:table-cell office:value-type="float" office:value="9296" calcext:value-type="float">
            <text:p>9296</text:p>
          </table:table-cell>
          <table:table-cell office:value-type="float" office:value="9256" calcext:value-type="float">
            <text:p>9256</text:p>
          </table:table-cell>
          <table:table-cell office:value-type="float" office:value="9592" calcext:value-type="float">
            <text:p>9592</text:p>
          </table:table-cell>
          <table:table-cell office:value-type="float" office:value="9675" calcext:value-type="float">
            <text:p>9675</text:p>
          </table:table-cell>
          <table:table-cell office:value-type="float" office:value="9575" calcext:value-type="float">
            <text:p>9575</text:p>
          </table:table-cell>
          <table:table-cell office:value-type="float" office:value="9578" calcext:value-type="float">
            <text:p>9578</text:p>
          </table:table-cell>
          <table:table-cell office:value-type="float" office:value="8981" calcext:value-type="float">
            <text:p>8981</text:p>
          </table:table-cell>
          <table:table-cell office:value-type="float" office:value="9873" calcext:value-type="float">
            <text:p>9873</text:p>
          </table:table-cell>
          <table:table-cell office:value-type="float" office:value="9907" calcext:value-type="float">
            <text:p>9907</text:p>
          </table:table-cell>
          <table:table-cell office:value-type="float" office:value="10103" calcext:value-type="float">
            <text:p>10103</text:p>
          </table:table-cell>
          <table:table-cell office:value-type="float" office:value="10188" calcext:value-type="float">
            <text:p>10188</text:p>
          </table:table-cell>
          <table:table-cell office:value-type="float" office:value="10211" calcext:value-type="float">
            <text:p>10211</text:p>
          </table:table-cell>
          <table:table-cell office:value-type="float" office:value="10252" calcext:value-type="float">
            <text:p>10252</text:p>
          </table:table-cell>
          <table:table-cell office:value-type="float" office:value="10429" calcext:value-type="float">
            <text:p>10429</text:p>
          </table:table-cell>
          <table:table-cell office:value-type="float" office:value="10441" calcext:value-type="float">
            <text:p>10441</text:p>
          </table:table-cell>
          <table:table-cell office:value-type="float" office:value="10526" calcext:value-type="float">
            <text:p>10526</text:p>
          </table:table-cell>
          <table:table-cell office:value-type="float" office:value="10659" calcext:value-type="float">
            <text:p>10659</text:p>
          </table:table-cell>
          <table:table-cell office:value-type="float" office:value="11011" calcext:value-type="float">
            <text:p>11011</text:p>
          </table:table-cell>
          <table:table-cell office:value-type="float" office:value="11482" calcext:value-type="float">
            <text:p>11482</text:p>
          </table:table-cell>
          <table:table-cell office:value-type="float" office:value="11529" calcext:value-type="float">
            <text:p>11529</text:p>
          </table:table-cell>
          <table:table-cell office:value-type="float" office:value="12091" calcext:value-type="float">
            <text:p>12091</text:p>
          </table:table-cell>
          <table:table-cell office:value-type="float" office:value="12241" calcext:value-type="float">
            <text:p>12241</text:p>
          </table:table-cell>
          <table:table-cell office:value-type="float" office:value="12321" calcext:value-type="float">
            <text:p>12321</text:p>
          </table:table-cell>
          <table:table-cell office:value-type="float" office:value="12594" calcext:value-type="float">
            <text:p>12594</text:p>
          </table:table-cell>
          <table:table-cell office:value-type="float" office:value="12759" calcext:value-type="float">
            <text:p>12759</text:p>
          </table:table-cell>
          <table:table-cell office:value-type="float" office:value="12827" calcext:value-type="float">
            <text:p>12827</text:p>
          </table:table-cell>
          <table:table-cell office:value-type="float" office:value="13016" calcext:value-type="float">
            <text:p>13016</text:p>
          </table:table-cell>
          <table:table-cell office:value-type="float" office:value="13242" calcext:value-type="float">
            <text:p>13242</text:p>
          </table:table-cell>
        </table:table-row>
        <table:table-row table:style-name="ro1">
          <table:table-cell office:value-type="string" calcext:value-type="string">
            <text:p>II X[F]*</text:p>
          </table:table-cell>
          <table:table-cell office:value-type="float" office:value="1140.0014056741" calcext:value-type="float">
            <text:p>1140.0014056741</text:p>
          </table:table-cell>
          <table:table-cell office:value-type="float" office:value="1326.76977577198" calcext:value-type="float">
            <text:p>1326.76977577198</text:p>
          </table:table-cell>
          <table:table-cell office:value-type="float" office:value="1432.13719831198" calcext:value-type="float">
            <text:p>1432.13719831198</text:p>
          </table:table-cell>
          <table:table-cell office:value-type="float" office:value="1434.12566108137" calcext:value-type="float">
            <text:p>1434.12566108137</text:p>
          </table:table-cell>
          <table:table-cell office:value-type="float" office:value="2039.20781058953" calcext:value-type="float">
            <text:p>2039.20781058953</text:p>
          </table:table-cell>
          <table:table-cell office:value-type="float" office:value="2136.83378265373" calcext:value-type="float">
            <text:p>2136.83378265373</text:p>
          </table:table-cell>
          <table:table-cell office:value-type="float" office:value="2397.94534914208" calcext:value-type="float">
            <text:p>2397.94534914208</text:p>
          </table:table-cell>
          <table:table-cell office:value-type="float" office:value="2685.13961265372" calcext:value-type="float">
            <text:p>2685.13961265372</text:p>
          </table:table-cell>
          <table:table-cell office:value-type="float" office:value="2695.1146174499" calcext:value-type="float">
            <text:p>2695.1146174499</text:p>
          </table:table-cell>
          <table:table-cell office:value-type="float" office:value="2940.55866506796" calcext:value-type="float">
            <text:p>2940.55866506796</text:p>
          </table:table-cell>
          <table:table-cell office:value-type="float" office:value="3012.41657198321" calcext:value-type="float">
            <text:p>3012.41657198321</text:p>
          </table:table-cell>
          <table:table-cell office:value-type="float" office:value="3022.39754845803" calcext:value-type="float">
            <text:p>3022.39754845803</text:p>
          </table:table-cell>
          <table:table-cell office:value-type="float" office:value="3252.00633467164" calcext:value-type="float">
            <text:p>3252.00633467164</text:p>
          </table:table-cell>
          <table:table-cell office:value-type="float" office:value="3369.83883058368" calcext:value-type="float">
            <text:p>3369.83883058368</text:p>
          </table:table-cell>
          <table:table-cell office:value-type="float" office:value="3395.80483750702" calcext:value-type="float">
            <text:p>3395.80483750702</text:p>
          </table:table-cell>
          <table:table-cell office:value-type="float" office:value="3431.75947728463" calcext:value-type="float">
            <text:p>3431.75947728463</text:p>
          </table:table-cell>
          <table:table-cell office:value-type="float" office:value="3443.74479461702" calcext:value-type="float">
            <text:p>3443.74479461702</text:p>
          </table:table-cell>
          <table:table-cell office:value-type="float" office:value="3493.68594895596" calcext:value-type="float">
            <text:p>3493.68594895596</text:p>
          </table:table-cell>
          <table:table-cell office:value-type="float" office:value="3557.61605028734" calcext:value-type="float">
            <text:p>3557.61605028734</text:p>
          </table:table-cell>
          <table:table-cell office:value-type="float" office:value="3661.51519278654" calcext:value-type="float">
            <text:p>3661.51519278654</text:p>
          </table:table-cell>
          <table:table-cell office:value-type="float" office:value="3675.50279932433" calcext:value-type="float">
            <text:p>3675.50279932433</text:p>
          </table:table-cell>
          <table:table-cell office:value-type="float" office:value="3693.48727247469" calcext:value-type="float">
            <text:p>3693.48727247469</text:p>
          </table:table-cell>
          <table:table-cell office:value-type="float" office:value="3705.47717499185" calcext:value-type="float">
            <text:p>3705.47717499185</text:p>
          </table:table-cell>
          <table:table-cell office:value-type="float" office:value="3723.46240776881" calcext:value-type="float">
            <text:p>3723.46240776881</text:p>
          </table:table-cell>
          <table:table-cell office:value-type="float" office:value="3725.46079496074" calcext:value-type="float">
            <text:p>3725.46079496074</text:p>
          </table:table-cell>
          <table:table-cell office:value-type="float" office:value="3873.35675740367" calcext:value-type="float">
            <text:p>3873.35675740367</text:p>
          </table:table-cell>
          <table:table-cell office:value-type="float" office:value="3911.33484088058" calcext:value-type="float">
            <text:p>3911.33484088058</text:p>
          </table:table-cell>
          <table:table-cell office:value-type="float" office:value="3923.32832013914" calcext:value-type="float">
            <text:p>3923.32832013914</text:p>
          </table:table-cell>
          <table:table-cell office:value-type="float" office:value="4005.28884722047" calcext:value-type="float">
            <text:p>4005.28884722047</text:p>
          </table:table-cell>
          <table:table-cell table:number-columns-repeated="2" office:value-type="float" office:value="4063.26621760947" calcext:value-type="float">
            <text:p>4063.26621760947</text:p>
          </table:table-cell>
          <table:table-cell office:value-type="float" office:value="4093.25620878775" calcext:value-type="float">
            <text:p>4093.25620878775</text:p>
          </table:table-cell>
          <table:table-cell office:value-type="float" office:value="4103.25312746992" calcext:value-type="float">
            <text:p>4103.25312746992</text:p>
          </table:table-cell>
          <table:table-cell office:value-type="float" office:value="4157.23867460761" calcext:value-type="float">
            <text:p>4157.23867460761</text:p>
          </table:table-cell>
          <table:table-cell office:value-type="float" office:value="4183.2330222136" calcext:value-type="float">
            <text:p>4183.2330222136</text:p>
          </table:table-cell>
          <table:table-cell office:value-type="float" office:value="4197.23032772442" calcext:value-type="float">
            <text:p>4197.23032772442</text:p>
          </table:table-cell>
          <table:table-cell office:value-type="float" office:value="4207.22855211847" calcext:value-type="float">
            <text:p>4207.22855211847</text:p>
          </table:table-cell>
          <table:table-cell office:value-type="float" office:value="4261.22109681021" calcext:value-type="float">
            <text:p>4261.22109681021</text:p>
          </table:table-cell>
          <table:table-cell office:value-type="float" office:value="4265.22068699346" calcext:value-type="float">
            <text:p>4265.22068699346</text:p>
          </table:table-cell>
          <table:table-cell office:value-type="float" office:value="4289.21863802894" calcext:value-type="float">
            <text:p>4289.21863802894</text:p>
          </table:table-cell>
          <table:table-cell office:value-type="float" office:value="4331.21673425009" calcext:value-type="float">
            <text:p>4331.21673425009</text:p>
          </table:table-cell>
          <table:table-cell office:value-type="float" office:value="4343.21658114475" calcext:value-type="float">
            <text:p>4343.21658114475</text:p>
          </table:table-cell>
          <table:table-cell office:value-type="float" office:value="4365.21674899256" calcext:value-type="float">
            <text:p>4365.21674899256</text:p>
          </table:table-cell>
          <table:table-cell office:value-type="float" office:value="4367.21679295637" calcext:value-type="float">
            <text:p>4367.21679295637</text:p>
          </table:table-cell>
          <table:table-cell office:value-type="float" office:value="4377.21708435347" calcext:value-type="float">
            <text:p>4377.21708435347</text:p>
          </table:table-cell>
          <table:table-cell office:value-type="float" office:value="4407.21867206541" calcext:value-type="float">
            <text:p>4407.21867206541</text:p>
          </table:table-cell>
          <table:table-cell office:value-type="float" office:value="4413.21911759843" calcext:value-type="float">
            <text:p>4413.21911759843</text:p>
          </table:table-cell>
          <table:table-cell office:value-type="float" office:value="4433.22090954512" calcext:value-type="float">
            <text:p>4433.22090954512</text:p>
          </table:table-cell>
          <table:table-cell office:value-type="float" office:value="4441.22175816489" calcext:value-type="float">
            <text:p>4441.22175816489</text:p>
          </table:table-cell>
          <table:table-cell office:value-type="float" office:value="4453.22317193315" calcext:value-type="float">
            <text:p>4453.22317193315</text:p>
          </table:table-cell>
          <table:table-cell office:value-type="float" office:value="4495.22944495505" calcext:value-type="float">
            <text:p>4495.22944495505</text:p>
          </table:table-cell>
          <table:table-cell office:value-type="float" office:value="4505.23124085501" calcext:value-type="float">
            <text:p>4505.23124085501</text:p>
          </table:table-cell>
          <table:table-cell office:value-type="float" office:value="4525.23517965011" calcext:value-type="float">
            <text:p>4525.23517965011</text:p>
          </table:table-cell>
          <table:table-cell office:value-type="float" office:value="4559.24293246179" calcext:value-type="float">
            <text:p>4559.24293246179</text:p>
          </table:table-cell>
          <table:table-cell office:value-type="float" office:value="4577.247572872" calcext:value-type="float">
            <text:p>4577.247572872</text:p>
          </table:table-cell>
          <table:table-cell office:value-type="float" office:value="4597.25316182162" calcext:value-type="float">
            <text:p>4597.25316182162</text:p>
          </table:table-cell>
          <table:table-cell office:value-type="float" office:value="4613.25795983078" calcext:value-type="float">
            <text:p>4613.25795983078</text:p>
          </table:table-cell>
          <table:table-cell office:value-type="float" office:value="4615.2585799544" calcext:value-type="float">
            <text:p>4615.2585799544</text:p>
          </table:table-cell>
          <table:table-cell office:value-type="float" office:value="4735.30399142113" calcext:value-type="float">
            <text:p>4735.30399142113</text:p>
          </table:table-cell>
          <table:table-cell office:value-type="float" office:value="4759.31499058297" calcext:value-type="float">
            <text:p>4759.31499058297</text:p>
          </table:table-cell>
          <table:table-cell office:value-type="float" office:value="4789.32962719599" calcext:value-type="float">
            <text:p>4789.32962719599</text:p>
          </table:table-cell>
          <table:table-cell office:value-type="float" office:value="4807.33888023153" calcext:value-type="float">
            <text:p>4807.33888023153</text:p>
          </table:table-cell>
          <table:table-cell office:value-type="float" office:value="4819.34524439078" calcext:value-type="float">
            <text:p>4819.34524439078</text:p>
          </table:table-cell>
          <table:table-cell office:value-type="float" office:value="4845.35956780122" calcext:value-type="float">
            <text:p>4845.35956780122</text:p>
          </table:table-cell>
          <table:table-cell office:value-type="float" office:value="4941.41873175134" calcext:value-type="float">
            <text:p>4941.41873175134</text:p>
          </table:table-cell>
          <table:table-cell office:value-type="float" office:value="4957.4295439979" calcext:value-type="float">
            <text:p>4957.4295439979</text:p>
          </table:table-cell>
          <table:table-cell office:value-type="float" office:value="4961.43228921175" calcext:value-type="float">
            <text:p>4961.43228921175</text:p>
          </table:table-cell>
          <table:table-cell table:number-columns-repeated="2" office:value-type="float" office:value="5057.50319391188" calcext:value-type="float">
            <text:p>5057.50319391188</text:p>
          </table:table-cell>
          <table:table-cell office:value-type="float" office:value="5063.50794322593" calcext:value-type="float">
            <text:p>5063.50794322593</text:p>
          </table:table-cell>
          <table:table-cell office:value-type="float" office:value="5121.55576058978" calcext:value-type="float">
            <text:p>5121.55576058978</text:p>
          </table:table-cell>
          <table:table-cell office:value-type="float" office:value="5151.58184198554" calcext:value-type="float">
            <text:p>5151.58184198554</text:p>
          </table:table-cell>
          <table:table-cell office:value-type="float" office:value="5187.61434346278" calcext:value-type="float">
            <text:p>5187.61434346278</text:p>
          </table:table-cell>
          <table:table-cell office:value-type="float" office:value="5189.61618743871" calcext:value-type="float">
            <text:p>5189.61618743871</text:p>
          </table:table-cell>
          <table:table-cell office:value-type="float" office:value="5211.63673650833" calcext:value-type="float">
            <text:p>5211.63673650833</text:p>
          </table:table-cell>
          <table:table-cell office:value-type="float" office:value="5255.67928771716" calcext:value-type="float">
            <text:p>5255.67928771716</text:p>
          </table:table-cell>
          <table:table-cell office:value-type="float" office:value="5313.73831511102" calcext:value-type="float">
            <text:p>5313.73831511102</text:p>
          </table:table-cell>
          <table:table-cell office:value-type="float" office:value="5351.77878360288" calcext:value-type="float">
            <text:p>5351.77878360288</text:p>
          </table:table-cell>
          <table:table-cell office:value-type="float" office:value="5355.78312561361" calcext:value-type="float">
            <text:p>5355.78312561361</text:p>
          </table:table-cell>
          <table:table-cell office:value-type="float" office:value="5397.82965679328" calcext:value-type="float">
            <text:p>5397.82965679328</text:p>
          </table:table-cell>
          <table:table-cell office:value-type="float" office:value="5407.84098779728" calcext:value-type="float">
            <text:p>5407.84098779728</text:p>
          </table:table-cell>
          <table:table-cell office:value-type="float" office:value="5437.87555978654" calcext:value-type="float">
            <text:p>5437.87555978654</text:p>
          </table:table-cell>
          <table:table-cell office:value-type="float" office:value="5439.8778953857" calcext:value-type="float">
            <text:p>5439.8778953857</text:p>
          </table:table-cell>
          <table:table-cell office:value-type="float" office:value="5485.93267174596" calcext:value-type="float">
            <text:p>5485.93267174596</text:p>
          </table:table-cell>
          <table:table-cell office:value-type="float" office:value="5505.95711721259" calcext:value-type="float">
            <text:p>5505.95711721259</text:p>
          </table:table-cell>
          <table:table-cell office:value-type="float" office:value="5521.97694699265" calcext:value-type="float">
            <text:p>5521.97694699265</text:p>
          </table:table-cell>
          <table:table-cell table:number-columns-repeated="2" office:value-type="float" office:value="5523.97944276419" calcext:value-type="float">
            <text:p>5523.97944276419</text:p>
          </table:table-cell>
          <table:table-cell office:value-type="float" office:value="5608.08766562111" calcext:value-type="float">
            <text:p>5608.08766562111</text:p>
          </table:table-cell>
          <table:table-cell office:value-type="float" office:value="5700.21373758974" calcext:value-type="float">
            <text:p>5700.21373758974</text:p>
          </table:table-cell>
          <table:table-cell office:value-type="float" office:value="5718.23931568684" calcext:value-type="float">
            <text:p>5718.23931568684</text:p>
          </table:table-cell>
          <table:table-cell office:value-type="float" office:value="5754.29135958902" calcext:value-type="float">
            <text:p>5754.29135958902</text:p>
          </table:table-cell>
          <table:table-cell office:value-type="float" office:value="5852.43897922855" calcext:value-type="float">
            <text:p>5852.43897922855</text:p>
          </table:table-cell>
          <table:table-cell office:value-type="float" office:value="5860.45141058715" calcext:value-type="float">
            <text:p>5860.45141058715</text:p>
          </table:table-cell>
          <table:table-cell office:value-type="float" office:value="5914.53681206166" calcext:value-type="float">
            <text:p>5914.53681206166</text:p>
          </table:table-cell>
          <table:table-cell office:value-type="float" office:value="5960.61159604718" calcext:value-type="float">
            <text:p>5960.61159604718</text:p>
          </table:table-cell>
          <table:table-cell office:value-type="float" office:value="5990.66136937783" calcext:value-type="float">
            <text:p>5990.66136937783</text:p>
          </table:table-cell>
          <table:table-cell office:value-type="float" office:value="6020.71192847977" calcext:value-type="float">
            <text:p>6020.71192847977</text:p>
          </table:table-cell>
          <table:table-cell office:value-type="float" office:value="6056.77363115818" calcext:value-type="float">
            <text:p>6056.77363115818</text:p>
          </table:table-cell>
          <table:table-cell office:value-type="float" office:value="6138.91834406811" calcext:value-type="float">
            <text:p>6138.91834406811</text:p>
          </table:table-cell>
          <table:table-cell office:value-type="float" office:value="6142.92555043374" calcext:value-type="float">
            <text:p>6142.92555043374</text:p>
          </table:table-cell>
          <table:table-cell office:value-type="float" office:value="6152.94362594463" calcext:value-type="float">
            <text:p>6152.94362594463</text:p>
          </table:table-cell>
          <table:table-cell office:value-type="float" office:value="6162.96178648409" calcext:value-type="float">
            <text:p>6162.96178648409</text:p>
          </table:table-cell>
          <table:table-cell office:value-type="float" office:value="6172.98003191535" calcext:value-type="float">
            <text:p>6172.98003191535</text:p>
          </table:table-cell>
          <table:table-cell office:value-type="float" office:value="6293.20554945842" calcext:value-type="float">
            <text:p>6293.20554945842</text:p>
          </table:table-cell>
          <table:table-cell office:value-type="float" office:value="6369.35458506619" calcext:value-type="float">
            <text:p>6369.35458506619</text:p>
          </table:table-cell>
          <table:table-cell office:value-type="float" office:value="6373.36256101031" calcext:value-type="float">
            <text:p>6373.36256101031</text:p>
          </table:table-cell>
          <table:table-cell office:value-type="float" office:value="6399.41472454268" calcext:value-type="float">
            <text:p>6399.41472454268</text:p>
          </table:table-cell>
          <table:table-cell office:value-type="float" office:value="6439.49605494641" calcext:value-type="float">
            <text:p>6439.49605494641</text:p>
          </table:table-cell>
          <table:table-cell office:value-type="float" office:value="6515.65415912626" calcext:value-type="float">
            <text:p>6515.65415912626</text:p>
          </table:table-cell>
          <table:table-cell office:value-type="float" office:value="6581.7952269902" calcext:value-type="float">
            <text:p>6581.7952269902</text:p>
          </table:table-cell>
          <table:table-cell office:value-type="float" office:value="6673.99764091107" calcext:value-type="float">
            <text:p>6673.99764091107</text:p>
          </table:table-cell>
          <table:table-cell office:value-type="float" office:value="6716.09226055617" calcext:value-type="float">
            <text:p>6716.09226055617</text:p>
          </table:table-cell>
          <table:table-cell office:value-type="float" office:value="6764.20208096054" calcext:value-type="float">
            <text:p>6764.20208096054</text:p>
          </table:table-cell>
          <table:table-cell office:value-type="float" office:value="6818.32776049023" calcext:value-type="float">
            <text:p>6818.32776049023</text:p>
          </table:table-cell>
          <table:table-cell office:value-type="float" office:value="6854.41279231006" calcext:value-type="float">
            <text:p>6854.41279231006</text:p>
          </table:table-cell>
          <table:table-cell office:value-type="float" office:value="6998.76277167559" calcext:value-type="float">
            <text:p>6998.76277167559</text:p>
          </table:table-cell>
          <table:table-cell table:number-columns-repeated="2" office:value-type="float" office:value="7002.77271637049" calcext:value-type="float">
            <text:p>7002.77271637049</text:p>
          </table:table-cell>
          <table:table-cell office:value-type="float" office:value="7143.12827365285" calcext:value-type="float">
            <text:p>7143.12827365285</text:p>
          </table:table-cell>
          <table:table-cell table:number-columns-repeated="2" office:value-type="float" office:value="7233.3644564715" calcext:value-type="float">
            <text:p>7233.3644564715</text:p>
          </table:table-cell>
          <table:table-cell office:value-type="float" office:value="7249.40706099835" calcext:value-type="float">
            <text:p>7249.40706099835</text:p>
          </table:table-cell>
          <table:table-cell office:value-type="float" office:value="7379.76004788832" calcext:value-type="float">
            <text:p>7379.76004788832</text:p>
          </table:table-cell>
          <table:table-cell office:value-type="float" office:value="7407.8376542199" calcext:value-type="float">
            <text:p>7407.8376542199</text:p>
          </table:table-cell>
          <table:table-cell office:value-type="float" office:value="7419.87108402536" calcext:value-type="float">
            <text:p>7419.87108402536</text:p>
          </table:table-cell>
          <table:table-cell office:value-type="float" office:value="7548.23396621176" calcext:value-type="float">
            <text:p>7548.23396621176</text:p>
          </table:table-cell>
          <table:table-cell office:value-type="float" office:value="7552.24549065652" calcext:value-type="float">
            <text:p>7552.24549065652</text:p>
          </table:table-cell>
          <table:table-cell office:value-type="float" office:value="7638.49594326852" calcext:value-type="float">
            <text:p>7638.49594326852</text:p>
          </table:table-cell>
          <table:table-cell office:value-type="float" office:value="7778.91449177088" calcext:value-type="float">
            <text:p>7778.91449177088</text:p>
          </table:table-cell>
          <table:table-cell office:value-type="float" office:value="7815.02426394316" calcext:value-type="float">
            <text:p>7815.02426394316</text:p>
          </table:table-cell>
          <table:table-cell office:value-type="float" office:value="7899.28377462973" calcext:value-type="float">
            <text:p>7899.28377462973</text:p>
          </table:table-cell>
          <table:table-cell office:value-type="float" office:value="8029.69461756031" calcext:value-type="float">
            <text:p>8029.69461756031</text:p>
          </table:table-cell>
          <table:table-cell office:value-type="float" office:value="8244.39489605335" calcext:value-type="float">
            <text:p>8244.39489605335</text:p>
          </table:table-cell>
          <table:table-cell office:value-type="float" office:value="8260.44843395728" calcext:value-type="float">
            <text:p>8260.44843395728</text:p>
          </table:table-cell>
          <table:table-cell office:value-type="float" office:value="8386.87570347303" calcext:value-type="float">
            <text:p>8386.87570347303</text:p>
          </table:table-cell>
          <table:table-cell office:value-type="float" office:value="8388.88256602885" calcext:value-type="float">
            <text:p>8388.88256602885</text:p>
          </table:table-cell>
          <table:table-cell office:value-type="float" office:value="8475.18001566664" calcext:value-type="float">
            <text:p>8475.18001566664</text:p>
          </table:table-cell>
          <table:table-cell office:value-type="float" office:value="8637.75273326076" calcext:value-type="float">
            <text:p>8637.75273326076</text:p>
          </table:table-cell>
          <table:table-cell office:value-type="float" office:value="8651.80298050946" calcext:value-type="float">
            <text:p>8651.80298050946</text:p>
          </table:table-cell>
          <table:table-cell office:value-type="float" office:value="8714.02693117167" calcext:value-type="float">
            <text:p>8714.02693117167</text:p>
          </table:table-cell>
          <table:table-cell office:value-type="float" office:value="8746.14342590771" calcext:value-type="float">
            <text:p>8746.14342590771</text:p>
          </table:table-cell>
          <table:table-cell office:value-type="float" office:value="8868.59318295322" calcext:value-type="float">
            <text:p>8868.59318295322</text:p>
          </table:table-cell>
          <table:table-cell office:value-type="float" office:value="8936.8477004447" calcext:value-type="float">
            <text:p>8936.8477004447</text:p>
          </table:table-cell>
          <table:table-cell office:value-type="float" office:value="8976.99868736727" calcext:value-type="float">
            <text:p>8976.99868736727</text:p>
          </table:table-cell>
          <table:table-cell office:value-type="float" office:value="9069.34950322164" calcext:value-type="float">
            <text:p>9069.34950322164</text:p>
          </table:table-cell>
          <table:table-cell office:value-type="float" office:value="9167.72858963461" calcext:value-type="float">
            <text:p>9167.72858963461</text:p>
          </table:table-cell>
          <table:table-cell office:value-type="float" office:value="9300.24788425682" calcext:value-type="float">
            <text:p>9300.24788425682</text:p>
          </table:table-cell>
          <table:table-cell office:value-type="float" office:value="9316.31150076433" calcext:value-type="float">
            <text:p>9316.31150076433</text:p>
          </table:table-cell>
          <table:table-cell office:value-type="float" office:value="9549.25004233043" calcext:value-type="float">
            <text:p>9549.25004233043</text:p>
          </table:table-cell>
          <table:table-cell office:value-type="float" office:value="9621.54737118605" calcext:value-type="float">
            <text:p>9621.54737118605</text:p>
          </table:table-cell>
          <table:table-cell office:value-type="float" office:value="9623.55567084452" calcext:value-type="float">
            <text:p>9623.55567084452</text:p>
          </table:table-cell>
          <table:table-cell office:value-type="float" office:value="9633.59720189876" calcext:value-type="float">
            <text:p>9633.59720189876</text:p>
          </table:table-cell>
          <table:table-cell office:value-type="float" office:value="9920.80786901759" calcext:value-type="float">
            <text:p>9920.80786901759</text:p>
          </table:table-cell>
          <table:table-cell office:value-type="float" office:value="9954.95470221899" calcext:value-type="float">
            <text:p>9954.95470221899</text:p>
          </table:table-cell>
          <table:table-cell office:value-type="float" office:value="10151.8129942131" calcext:value-type="float">
            <text:p>10151.8129942131</text:p>
          </table:table-cell>
          <table:table-cell office:value-type="float" office:value="10236.1869484557" calcext:value-type="float">
            <text:p>10236.1869484557</text:p>
          </table:table-cell>
          <table:table-cell office:value-type="float" office:value="10260.2944597397" calcext:value-type="float">
            <text:p>10260.2944597397</text:p>
          </table:table-cell>
          <table:table-cell office:value-type="float" office:value="10300.4743010403" calcext:value-type="float">
            <text:p>10300.4743010403</text:p>
          </table:table-cell>
          <table:table-cell office:value-type="float" office:value="10479.2844588791" calcext:value-type="float">
            <text:p>10479.2844588791</text:p>
          </table:table-cell>
          <table:table-cell office:value-type="float" office:value="10491.3396516022" calcext:value-type="float">
            <text:p>10491.3396516022</text:p>
          </table:table-cell>
          <table:table-cell office:value-type="float" office:value="10575.7280179545" calcext:value-type="float">
            <text:p>10575.7280179545</text:p>
          </table:table-cell>
          <table:table-cell office:value-type="float" office:value="10710.3548099465" calcext:value-type="float">
            <text:p>10710.3548099465</text:p>
          </table:table-cell>
          <table:table-cell office:value-type="float" office:value="11064.0430549473" calcext:value-type="float">
            <text:p>11064.0430549473</text:p>
          </table:table-cell>
          <table:table-cell office:value-type="float" office:value="11536.3888459358" calcext:value-type="float">
            <text:p>11536.3888459358</text:p>
          </table:table-cell>
          <table:table-cell office:value-type="float" office:value="11584.6341613403" calcext:value-type="float">
            <text:p>11584.6341613403</text:p>
          </table:table-cell>
          <table:table-cell office:value-type="float" office:value="12149.5831998879" calcext:value-type="float">
            <text:p>12149.5831998879</text:p>
          </table:table-cell>
          <table:table-cell office:value-type="float" office:value="12300.3937354065" calcext:value-type="float">
            <text:p>12300.3937354065</text:p>
          </table:table-cell>
          <table:table-cell office:value-type="float" office:value="12380.8299699502" calcext:value-type="float">
            <text:p>12380.8299699502</text:p>
          </table:table-cell>
          <table:table-cell office:value-type="float" office:value="12654.3334411061" calcext:value-type="float">
            <text:p>12654.3334411061</text:p>
          </table:table-cell>
          <table:table-cell office:value-type="float" office:value="12821.2661871472" calcext:value-type="float">
            <text:p>12821.2661871472</text:p>
          </table:table-cell>
          <table:table-cell office:value-type="float" office:value="12889.6515556666" calcext:value-type="float">
            <text:p>12889.6515556666</text:p>
          </table:table-cell>
          <table:table-cell office:value-type="float" office:value="13078.7267990342" calcext:value-type="float">
            <text:p>13078.7267990342</text:p>
          </table:table-cell>
          <table:table-cell office:value-type="float" office:value="13306.0382229009" calcext:value-type="float">
            <text:p>13306.0382229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 style:data-style-name="N2" text:time-value="18:21:30.047776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0T18:36:55.410361685</dc:date>
    <meta:editing-duration>PT7M49S</meta:editing-duration>
    <meta:editing-cycles>2</meta:editing-cycles>
    <meta:generator>LibreOffice/6.0.7.3$Linux_X86_64 LibreOffice_project/00m0$Build-3</meta:generator>
    <meta:document-statistic meta:table-count="1" meta:cell-count="5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interval-major="50" chart:interval-minor-divis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0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1cm" chart:symbol-height="0.1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75cm" svg:height="11.574cm" xlink:href=".." xlink:type="simple" chart:class="chart:scatter" chart:style-name="ch1">
        <chart:legend chart:legend-position="end" svg:x="18.709cm" svg:y="5.239cm" style:legend-expansion="high" chart:style-name="ch2"/>
        <chart:plot-area chart:style-name="ch3" table:cell-range-address="task3_1.B1:task3_1.FS3 task3_1.A2:task3_1.A3" chart:data-source-has-labels="column" svg:x="0.411cm" svg:y="0.231cm" svg:width="17.887cm" svg:height="11.112cm">
          <chartooo:coordinate-region svg:x="1.218cm" svg:y="0.231cm" svg:width="16.649cm" svg:height="10.12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sk3_1.B2:task3_1.FS2" chart:label-cell-address="task3_1.A2:task3_1.A2" chart:class="chart:scatter">
            <chart:domain table:cell-range-address="task3_1.B1:task3_1.FS1"/>
            <chart:data-point chart:repeated="39"/>
            <chart:data-point chart:style-name="ch8"/>
            <chart:data-point chart:repeated="112"/>
            <chart:data-point chart:style-name="ch8"/>
            <chart:data-point chart:repeated="21"/>
          </chart:series>
          <chart:series chart:style-name="ch9" chart:values-cell-range-address="task3_1.B3:task3_1.FS3" chart:label-cell-address="task3_1.A3:task3_1.A3" chart:class="chart:scatter">
            <chart:data-point chart:repeated="17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577">
                <text:p>577</text:p>
                <draw:g>
                  <svg:desc>task3_1.B1:task3_1.FS1</svg:desc>
                </draw:g>
              </table:table-cell>
              <table:table-cell office:value-type="float" office:value="671">
                <text:p>671</text:p>
              </table:table-cell>
              <table:table-cell office:value-type="float" office:value="724">
                <text:p>724</text:p>
              </table:table-cell>
              <table:table-cell office:value-type="float" office:value="725">
                <text:p>725</text:p>
              </table:table-cell>
              <table:table-cell office:value-type="float" office:value="1029">
                <text:p>1029</text:p>
              </table:table-cell>
              <table:table-cell office:value-type="float" office:value="1078">
                <text:p>1078</text:p>
              </table:table-cell>
              <table:table-cell office:value-type="float" office:value="1209">
                <text:p>1209</text:p>
              </table:table-cell>
              <table:table-cell office:value-type="float" office:value="1353">
                <text:p>1353</text:p>
              </table:table-cell>
              <table:table-cell office:value-type="float" office:value="1358">
                <text:p>1358</text:p>
              </table:table-cell>
              <table:table-cell office:value-type="float" office:value="1481">
                <text:p>1481</text:p>
              </table:table-cell>
              <table:table-cell office:value-type="float" office:value="1517">
                <text:p>1517</text:p>
              </table:table-cell>
              <table:table-cell office:value-type="float" office:value="1522">
                <text:p>1522</text:p>
              </table:table-cell>
              <table:table-cell office:value-type="float" office:value="1637">
                <text:p>1637</text:p>
              </table:table-cell>
              <table:table-cell office:value-type="float" office:value="1696">
                <text:p>1696</text:p>
              </table:table-cell>
              <table:table-cell office:value-type="float" office:value="1709">
                <text:p>1709</text:p>
              </table:table-cell>
              <table:table-cell office:value-type="float" office:value="1727">
                <text:p>1727</text:p>
              </table:table-cell>
              <table:table-cell office:value-type="float" office:value="1733">
                <text:p>1733</text:p>
              </table:table-cell>
              <table:table-cell office:value-type="float" office:value="1758">
                <text:p>1758</text:p>
              </table:table-cell>
              <table:table-cell office:value-type="float" office:value="1790">
                <text:p>1790</text:p>
              </table:table-cell>
              <table:table-cell office:value-type="float" office:value="1842">
                <text:p>1842</text:p>
              </table:table-cell>
              <table:table-cell office:value-type="float" office:value="1849">
                <text:p>1849</text:p>
              </table:table-cell>
              <table:table-cell office:value-type="float" office:value="1858">
                <text:p>1858</text:p>
              </table:table-cell>
              <table:table-cell office:value-type="float" office:value="1864">
                <text:p>1864</text:p>
              </table:table-cell>
              <table:table-cell office:value-type="float" office:value="1873">
                <text:p>1873</text:p>
              </table:table-cell>
              <table:table-cell office:value-type="float" office:value="1874">
                <text:p>1874</text:p>
              </table:table-cell>
              <table:table-cell office:value-type="float" office:value="1948">
                <text:p>1948</text:p>
              </table:table-cell>
              <table:table-cell office:value-type="float" office:value="1967">
                <text:p>1967</text:p>
              </table:table-cell>
              <table:table-cell office:value-type="float" office:value="1973">
                <text:p>1973</text:p>
              </table:table-cell>
              <table:table-cell office:value-type="float" office:value="2014">
                <text:p>2014</text:p>
              </table:table-cell>
              <table:table-cell office:value-type="float" office:value="2043">
                <text:p>2043</text:p>
              </table:table-cell>
              <table:table-cell office:value-type="float" office:value="2043">
                <text:p>2043</text:p>
              </table:table-cell>
              <table:table-cell office:value-type="float" office:value="2058">
                <text:p>2058</text:p>
              </table:table-cell>
              <table:table-cell office:value-type="float" office:value="2063">
                <text:p>2063</text:p>
              </table:table-cell>
              <table:table-cell office:value-type="float" office:value="2090">
                <text:p>2090</text:p>
              </table:table-cell>
              <table:table-cell office:value-type="float" office:value="2103">
                <text:p>2103</text:p>
              </table:table-cell>
              <table:table-cell office:value-type="float" office:value="2110">
                <text:p>2110</text:p>
              </table:table-cell>
              <table:table-cell office:value-type="float" office:value="2115">
                <text:p>2115</text:p>
              </table:table-cell>
              <table:table-cell office:value-type="float" office:value="2142">
                <text:p>2142</text:p>
              </table:table-cell>
              <table:table-cell office:value-type="float" office:value="2144">
                <text:p>2144</text:p>
              </table:table-cell>
              <table:table-cell office:value-type="float" office:value="2156">
                <text:p>2156</text:p>
              </table:table-cell>
              <table:table-cell office:value-type="float" office:value="2177">
                <text:p>2177</text:p>
              </table:table-cell>
              <table:table-cell office:value-type="float" office:value="2183">
                <text:p>2183</text:p>
              </table:table-cell>
              <table:table-cell office:value-type="float" office:value="2194">
                <text:p>2194</text:p>
              </table:table-cell>
              <table:table-cell office:value-type="float" office:value="2195">
                <text:p>2195</text:p>
              </table:table-cell>
              <table:table-cell office:value-type="float" office:value="2200">
                <text:p>2200</text:p>
              </table:table-cell>
              <table:table-cell office:value-type="float" office:value="2215">
                <text:p>2215</text:p>
              </table:table-cell>
              <table:table-cell office:value-type="float" office:value="2218">
                <text:p>2218</text:p>
              </table:table-cell>
              <table:table-cell office:value-type="float" office:value="2228">
                <text:p>2228</text:p>
              </table:table-cell>
              <table:table-cell office:value-type="float" office:value="2232">
                <text:p>2232</text:p>
              </table:table-cell>
              <table:table-cell office:value-type="float" office:value="2238">
                <text:p>2238</text:p>
              </table:table-cell>
              <table:table-cell office:value-type="float" office:value="2259">
                <text:p>2259</text:p>
              </table:table-cell>
              <table:table-cell office:value-type="float" office:value="2264">
                <text:p>2264</text:p>
              </table:table-cell>
              <table:table-cell office:value-type="float" office:value="2274">
                <text:p>2274</text:p>
              </table:table-cell>
              <table:table-cell office:value-type="float" office:value="2291">
                <text:p>2291</text:p>
              </table:table-cell>
              <table:table-cell office:value-type="float" office:value="2300">
                <text:p>2300</text:p>
              </table:table-cell>
              <table:table-cell office:value-type="float" office:value="2310">
                <text:p>2310</text:p>
              </table:table-cell>
              <table:table-cell office:value-type="float" office:value="2318">
                <text:p>2318</text:p>
              </table:table-cell>
              <table:table-cell office:value-type="float" office:value="2319">
                <text:p>2319</text:p>
              </table:table-cell>
              <table:table-cell office:value-type="float" office:value="2379">
                <text:p>2379</text:p>
              </table:table-cell>
              <table:table-cell office:value-type="float" office:value="2391">
                <text:p>2391</text:p>
              </table:table-cell>
              <table:table-cell office:value-type="float" office:value="2406">
                <text:p>2406</text:p>
              </table:table-cell>
              <table:table-cell office:value-type="float" office:value="2415">
                <text:p>2415</text:p>
              </table:table-cell>
              <table:table-cell office:value-type="float" office:value="2421">
                <text:p>2421</text:p>
              </table:table-cell>
              <table:table-cell office:value-type="float" office:value="2434">
                <text:p>2434</text:p>
              </table:table-cell>
              <table:table-cell office:value-type="float" office:value="2482">
                <text:p>2482</text:p>
              </table:table-cell>
              <table:table-cell office:value-type="float" office:value="2490">
                <text:p>2490</text:p>
              </table:table-cell>
              <table:table-cell office:value-type="float" office:value="2492">
                <text:p>2492</text:p>
              </table:table-cell>
              <table:table-cell office:value-type="float" office:value="2540">
                <text:p>2540</text:p>
              </table:table-cell>
              <table:table-cell office:value-type="float" office:value="2540">
                <text:p>2540</text:p>
              </table:table-cell>
              <table:table-cell office:value-type="float" office:value="2543">
                <text:p>2543</text:p>
              </table:table-cell>
              <table:table-cell office:value-type="float" office:value="2572">
                <text:p>2572</text:p>
              </table:table-cell>
              <table:table-cell office:value-type="float" office:value="2587">
                <text:p>2587</text:p>
              </table:table-cell>
              <table:table-cell office:value-type="float" office:value="2605">
                <text:p>2605</text:p>
              </table:table-cell>
              <table:table-cell office:value-type="float" office:value="2606">
                <text:p>2606</text:p>
              </table:table-cell>
              <table:table-cell office:value-type="float" office:value="2617">
                <text:p>2617</text:p>
              </table:table-cell>
              <table:table-cell office:value-type="float" office:value="2639">
                <text:p>2639</text:p>
              </table:table-cell>
              <table:table-cell office:value-type="float" office:value="2668">
                <text:p>2668</text:p>
              </table:table-cell>
              <table:table-cell office:value-type="float" office:value="2687">
                <text:p>2687</text:p>
              </table:table-cell>
              <table:table-cell office:value-type="float" office:value="2689">
                <text:p>2689</text:p>
              </table:table-cell>
              <table:table-cell office:value-type="float" office:value="2710">
                <text:p>2710</text:p>
              </table:table-cell>
              <table:table-cell office:value-type="float" office:value="2715">
                <text:p>2715</text:p>
              </table:table-cell>
              <table:table-cell office:value-type="float" office:value="2730">
                <text:p>2730</text:p>
              </table:table-cell>
              <table:table-cell office:value-type="float" office:value="2731">
                <text:p>2731</text:p>
              </table:table-cell>
              <table:table-cell office:value-type="float" office:value="2754">
                <text:p>2754</text:p>
              </table:table-cell>
              <table:table-cell office:value-type="float" office:value="2764">
                <text:p>2764</text:p>
              </table:table-cell>
              <table:table-cell office:value-type="float" office:value="2772">
                <text:p>2772</text:p>
              </table:table-cell>
              <table:table-cell office:value-type="float" office:value="2773">
                <text:p>2773</text:p>
              </table:table-cell>
              <table:table-cell office:value-type="float" office:value="2773">
                <text:p>2773</text:p>
              </table:table-cell>
              <table:table-cell office:value-type="float" office:value="2815">
                <text:p>2815</text:p>
              </table:table-cell>
              <table:table-cell office:value-type="float" office:value="2861">
                <text:p>2861</text:p>
              </table:table-cell>
              <table:table-cell office:value-type="float" office:value="2870">
                <text:p>2870</text:p>
              </table:table-cell>
              <table:table-cell office:value-type="float" office:value="2888">
                <text:p>2888</text:p>
              </table:table-cell>
              <table:table-cell office:value-type="float" office:value="2937">
                <text:p>2937</text:p>
              </table:table-cell>
              <table:table-cell office:value-type="float" office:value="2941">
                <text:p>2941</text:p>
              </table:table-cell>
              <table:table-cell office:value-type="float" office:value="2968">
                <text:p>2968</text:p>
              </table:table-cell>
              <table:table-cell office:value-type="float" office:value="2991">
                <text:p>2991</text:p>
              </table:table-cell>
              <table:table-cell office:value-type="float" office:value="3006">
                <text:p>3006</text:p>
              </table:table-cell>
              <table:table-cell office:value-type="float" office:value="3021">
                <text:p>3021</text:p>
              </table:table-cell>
              <table:table-cell office:value-type="float" office:value="3039">
                <text:p>3039</text:p>
              </table:table-cell>
              <table:table-cell office:value-type="float" office:value="3080">
                <text:p>3080</text:p>
              </table:table-cell>
              <table:table-cell office:value-type="float" office:value="3082">
                <text:p>3082</text:p>
              </table:table-cell>
              <table:table-cell office:value-type="float" office:value="3087">
                <text:p>3087</text:p>
              </table:table-cell>
              <table:table-cell office:value-type="float" office:value="3092">
                <text:p>3092</text:p>
              </table:table-cell>
              <table:table-cell office:value-type="float" office:value="3097">
                <text:p>3097</text:p>
              </table:table-cell>
              <table:table-cell office:value-type="float" office:value="3157">
                <text:p>3157</text:p>
              </table:table-cell>
              <table:table-cell office:value-type="float" office:value="3195">
                <text:p>3195</text:p>
              </table:table-cell>
              <table:table-cell office:value-type="float" office:value="3197">
                <text:p>3197</text:p>
              </table:table-cell>
              <table:table-cell office:value-type="float" office:value="3210">
                <text:p>3210</text:p>
              </table:table-cell>
              <table:table-cell office:value-type="float" office:value="3230">
                <text:p>3230</text:p>
              </table:table-cell>
              <table:table-cell office:value-type="float" office:value="3268">
                <text:p>3268</text:p>
              </table:table-cell>
              <table:table-cell office:value-type="float" office:value="3301">
                <text:p>3301</text:p>
              </table:table-cell>
              <table:table-cell office:value-type="float" office:value="3347">
                <text:p>3347</text:p>
              </table:table-cell>
              <table:table-cell office:value-type="float" office:value="3368">
                <text:p>3368</text:p>
              </table:table-cell>
              <table:table-cell office:value-type="float" office:value="3392">
                <text:p>3392</text:p>
              </table:table-cell>
              <table:table-cell office:value-type="float" office:value="3419">
                <text:p>3419</text:p>
              </table:table-cell>
              <table:table-cell office:value-type="float" office:value="3437">
                <text:p>3437</text:p>
              </table:table-cell>
              <table:table-cell office:value-type="float" office:value="3509">
                <text:p>3509</text:p>
              </table:table-cell>
              <table:table-cell office:value-type="float" office:value="3511">
                <text:p>3511</text:p>
              </table:table-cell>
              <table:table-cell office:value-type="float" office:value="3511">
                <text:p>3511</text:p>
              </table:table-cell>
              <table:table-cell office:value-type="float" office:value="3581">
                <text:p>3581</text:p>
              </table:table-cell>
              <table:table-cell office:value-type="float" office:value="3626">
                <text:p>3626</text:p>
              </table:table-cell>
              <table:table-cell office:value-type="float" office:value="3626">
                <text:p>3626</text:p>
              </table:table-cell>
              <table:table-cell office:value-type="float" office:value="3634">
                <text:p>3634</text:p>
              </table:table-cell>
              <table:table-cell office:value-type="float" office:value="3699">
                <text:p>3699</text:p>
              </table:table-cell>
              <table:table-cell office:value-type="float" office:value="3713">
                <text:p>3713</text:p>
              </table:table-cell>
              <table:table-cell office:value-type="float" office:value="3719">
                <text:p>3719</text:p>
              </table:table-cell>
              <table:table-cell office:value-type="float" office:value="3783">
                <text:p>3783</text:p>
              </table:table-cell>
              <table:table-cell office:value-type="float" office:value="3785">
                <text:p>3785</text:p>
              </table:table-cell>
              <table:table-cell office:value-type="float" office:value="3828">
                <text:p>3828</text:p>
              </table:table-cell>
              <table:table-cell office:value-type="float" office:value="3898">
                <text:p>3898</text:p>
              </table:table-cell>
              <table:table-cell office:value-type="float" office:value="3916">
                <text:p>3916</text:p>
              </table:table-cell>
              <table:table-cell office:value-type="float" office:value="3958">
                <text:p>3958</text:p>
              </table:table-cell>
              <table:table-cell office:value-type="float" office:value="4023">
                <text:p>4023</text:p>
              </table:table-cell>
              <table:table-cell office:value-type="float" office:value="4130">
                <text:p>4130</text:p>
              </table:table-cell>
              <table:table-cell office:value-type="float" office:value="4138">
                <text:p>4138</text:p>
              </table:table-cell>
              <table:table-cell office:value-type="float" office:value="4201">
                <text:p>4201</text:p>
              </table:table-cell>
              <table:table-cell office:value-type="float" office:value="4202">
                <text:p>4202</text:p>
              </table:table-cell>
              <table:table-cell office:value-type="float" office:value="4245">
                <text:p>4245</text:p>
              </table:table-cell>
              <table:table-cell office:value-type="float" office:value="4326">
                <text:p>4326</text:p>
              </table:table-cell>
              <table:table-cell office:value-type="float" office:value="4333">
                <text:p>4333</text:p>
              </table:table-cell>
              <table:table-cell office:value-type="float" office:value="4364">
                <text:p>4364</text:p>
              </table:table-cell>
              <table:table-cell office:value-type="float" office:value="4380">
                <text:p>4380</text:p>
              </table:table-cell>
              <table:table-cell office:value-type="float" office:value="4441">
                <text:p>4441</text:p>
              </table:table-cell>
              <table:table-cell office:value-type="float" office:value="4475">
                <text:p>4475</text:p>
              </table:table-cell>
              <table:table-cell office:value-type="float" office:value="4495">
                <text:p>4495</text:p>
              </table:table-cell>
              <table:table-cell office:value-type="float" office:value="4541">
                <text:p>4541</text:p>
              </table:table-cell>
              <table:table-cell office:value-type="float" office:value="4590">
                <text:p>4590</text:p>
              </table:table-cell>
              <table:table-cell office:value-type="float" office:value="4656">
                <text:p>4656</text:p>
              </table:table-cell>
              <table:table-cell office:value-type="float" office:value="4664">
                <text:p>4664</text:p>
              </table:table-cell>
              <table:table-cell office:value-type="float" office:value="4780">
                <text:p>4780</text:p>
              </table:table-cell>
              <table:table-cell office:value-type="float" office:value="4816">
                <text:p>4816</text:p>
              </table:table-cell>
              <table:table-cell office:value-type="float" office:value="4817">
                <text:p>4817</text:p>
              </table:table-cell>
              <table:table-cell office:value-type="float" office:value="4822">
                <text:p>4822</text:p>
              </table:table-cell>
              <table:table-cell office:value-type="float" office:value="4965">
                <text:p>4965</text:p>
              </table:table-cell>
              <table:table-cell office:value-type="float" office:value="4982">
                <text:p>4982</text:p>
              </table:table-cell>
              <table:table-cell office:value-type="float" office:value="5080">
                <text:p>5080</text:p>
              </table:table-cell>
              <table:table-cell office:value-type="float" office:value="5122">
                <text:p>5122</text:p>
              </table:table-cell>
              <table:table-cell office:value-type="float" office:value="5134">
                <text:p>5134</text:p>
              </table:table-cell>
              <table:table-cell office:value-type="float" office:value="5154">
                <text:p>5154</text:p>
              </table:table-cell>
              <table:table-cell office:value-type="float" office:value="5243">
                <text:p>5243</text:p>
              </table:table-cell>
              <table:table-cell office:value-type="float" office:value="5249">
                <text:p>5249</text:p>
              </table:table-cell>
              <table:table-cell office:value-type="float" office:value="5291">
                <text:p>5291</text:p>
              </table:table-cell>
              <table:table-cell office:value-type="float" office:value="5358">
                <text:p>5358</text:p>
              </table:table-cell>
              <table:table-cell office:value-type="float" office:value="5534">
                <text:p>5534</text:p>
              </table:table-cell>
              <table:table-cell office:value-type="float" office:value="5769">
                <text:p>5769</text:p>
              </table:table-cell>
              <table:table-cell office:value-type="float" office:value="5793">
                <text:p>5793</text:p>
              </table:table-cell>
              <table:table-cell office:value-type="float" office:value="6074">
                <text:p>6074</text:p>
              </table:table-cell>
              <table:table-cell office:value-type="float" office:value="6149">
                <text:p>6149</text:p>
              </table:table-cell>
              <table:table-cell office:value-type="float" office:value="6189">
                <text:p>6189</text:p>
              </table:table-cell>
              <table:table-cell office:value-type="float" office:value="6325">
                <text:p>6325</text:p>
              </table:table-cell>
              <table:table-cell office:value-type="float" office:value="6408">
                <text:p>6408</text:p>
              </table:table-cell>
              <table:table-cell office:value-type="float" office:value="6442">
                <text:p>6442</text:p>
              </table:table-cell>
              <table:table-cell office:value-type="float" office:value="6536">
                <text:p>6536</text:p>
              </table:table-cell>
              <table:table-cell office:value-type="float" office:value="6649">
                <text:p>6649</text:p>
              </table:table-cell>
            </table:table-row>
            <table:table-row>
              <table:table-cell office:value-type="string">
                <text:p>II X[F]</text:p>
                <draw:g>
                  <svg:desc>task3_1.A2:task3_1.A2</svg:desc>
                </draw:g>
              </table:table-cell>
              <table:table-cell office:value-type="float" office:value="1209">
                <text:p>1209</text:p>
                <draw:g>
                  <svg:desc>task3_1.B2:task3_1.FS2</svg:desc>
                </draw:g>
              </table:table-cell>
              <table:table-cell office:value-type="float" office:value="1164">
                <text:p>1164</text:p>
              </table:table-cell>
              <table:table-cell office:value-type="float" office:value="1504">
                <text:p>1504</text:p>
              </table:table-cell>
              <table:table-cell office:value-type="float" office:value="1394">
                <text:p>1394</text:p>
              </table:table-cell>
              <table:table-cell office:value-type="float" office:value="2113">
                <text:p>2113</text:p>
              </table:table-cell>
              <table:table-cell office:value-type="float" office:value="2212">
                <text:p>2212</text:p>
              </table:table-cell>
              <table:table-cell office:value-type="float" office:value="2474">
                <text:p>2474</text:p>
              </table:table-cell>
              <table:table-cell office:value-type="float" office:value="2762">
                <text:p>2762</text:p>
              </table:table-cell>
              <table:table-cell office:value-type="float" office:value="2772">
                <text:p>2772</text:p>
              </table:table-cell>
              <table:table-cell office:value-type="float" office:value="3018">
                <text:p>3018</text:p>
              </table:table-cell>
              <table:table-cell office:value-type="float" office:value="3089">
                <text:p>3089</text:p>
              </table:table-cell>
              <table:table-cell office:value-type="float" office:value="2987">
                <text:p>2987</text:p>
              </table:table-cell>
              <table:table-cell office:value-type="float" office:value="3217">
                <text:p>3217</text:p>
              </table:table-cell>
              <table:table-cell office:value-type="float" office:value="3348">
                <text:p>3348</text:p>
              </table:table-cell>
              <table:table-cell office:value-type="float" office:value="3474">
                <text:p>3474</text:p>
              </table:table-cell>
              <table:table-cell office:value-type="float" office:value="3275">
                <text:p>3275</text:p>
              </table:table-cell>
              <table:table-cell office:value-type="float" office:value="3521">
                <text:p>3521</text:p>
              </table:table-cell>
              <table:table-cell office:value-type="float" office:value="3459">
                <text:p>3459</text:p>
              </table:table-cell>
              <table:table-cell office:value-type="float" office:value="3636">
                <text:p>3636</text:p>
              </table:table-cell>
              <table:table-cell office:value-type="float" office:value="3739">
                <text:p>3739</text:p>
              </table:table-cell>
              <table:table-cell office:value-type="float" office:value="3654">
                <text:p>3654</text:p>
              </table:table-cell>
              <table:table-cell office:value-type="float" office:value="3661">
                <text:p>3661</text:p>
              </table:table-cell>
              <table:table-cell office:value-type="float" office:value="3550">
                <text:p>3550</text:p>
              </table:table-cell>
              <table:table-cell office:value-type="float" office:value="3689">
                <text:p>3689</text:p>
              </table:table-cell>
              <table:table-cell office:value-type="float" office:value="3570">
                <text:p>3570</text:p>
              </table:table-cell>
              <table:table-cell office:value-type="float" office:value="3840">
                <text:p>3840</text:p>
              </table:table-cell>
              <table:table-cell office:value-type="float" office:value="3989">
                <text:p>3989</text:p>
              </table:table-cell>
              <table:table-cell office:value-type="float" office:value="3891">
                <text:p>3891</text:p>
              </table:table-cell>
              <table:table-cell office:value-type="float" office:value="3984">
                <text:p>3984</text:p>
              </table:table-cell>
              <table:table-cell office:value-type="float" office:value="4029">
                <text:p>4029</text:p>
              </table:table-cell>
              <table:table-cell office:value-type="float" office:value="4252">
                <text:p>4252</text:p>
              </table:table-cell>
              <table:table-cell office:value-type="float" office:value="4171">
                <text:p>4171</text:p>
              </table:table-cell>
              <table:table-cell office:value-type="float" office:value="4070">
                <text:p>4070</text:p>
              </table:table-cell>
              <table:table-cell office:value-type="float" office:value="4235">
                <text:p>4235</text:p>
              </table:table-cell>
              <table:table-cell office:value-type="float" office:value="4150">
                <text:p>4150</text:p>
              </table:table-cell>
              <table:table-cell office:value-type="float" office:value="4344">
                <text:p>4344</text:p>
              </table:table-cell>
              <table:table-cell office:value-type="float" office:value="4286">
                <text:p>4286</text:p>
              </table:table-cell>
              <table:table-cell office:value-type="float" office:value="4239">
                <text:p>4239</text:p>
              </table:table-cell>
              <table:table-cell office:value-type="float" office:value="4232">
                <text:p>4232</text:p>
              </table:table-cell>
              <table:table-cell office:value-type="float" office:value="9360">
                <text:p>9360</text:p>
              </table:table-cell>
              <table:table-cell office:value-type="float" office:value="4309">
                <text:p>4309</text:p>
              </table:table-cell>
              <table:table-cell office:value-type="float" office:value="4421">
                <text:p>4421</text:p>
              </table:table-cell>
              <table:table-cell office:value-type="float" office:value="4209">
                <text:p>4209</text:p>
              </table:table-cell>
              <table:table-cell office:value-type="float" office:value="4333">
                <text:p>4333</text:p>
              </table:table-cell>
              <table:table-cell office:value-type="float" office:value="4344">
                <text:p>4344</text:p>
              </table:table-cell>
              <table:table-cell office:value-type="float" office:value="4252">
                <text:p>4252</text:p>
              </table:table-cell>
              <table:table-cell office:value-type="float" office:value="4380">
                <text:p>4380</text:p>
              </table:table-cell>
              <table:table-cell office:value-type="float" office:value="4278">
                <text:p>4278</text:p>
              </table:table-cell>
              <table:table-cell office:value-type="float" office:value="4419">
                <text:p>4419</text:p>
              </table:table-cell>
              <table:table-cell office:value-type="float" office:value="4532">
                <text:p>4532</text:p>
              </table:table-cell>
              <table:table-cell office:value-type="float" office:value="4462">
                <text:p>4462</text:p>
              </table:table-cell>
              <table:table-cell office:value-type="float" office:value="4349">
                <text:p>4349</text:p>
              </table:table-cell>
              <table:table-cell office:value-type="float" office:value="4369">
                <text:p>4369</text:p>
              </table:table-cell>
              <table:table-cell office:value-type="float" office:value="4525">
                <text:p>4525</text:p>
              </table:table-cell>
              <table:table-cell office:value-type="float" office:value="4556">
                <text:p>4556</text:p>
              </table:table-cell>
              <table:table-cell office:value-type="float" office:value="4563">
                <text:p>4563</text:p>
              </table:table-cell>
              <table:table-cell office:value-type="float" office:value="4458">
                <text:p>4458</text:p>
              </table:table-cell>
              <table:table-cell office:value-type="float" office:value="4581">
                <text:p>4581</text:p>
              </table:table-cell>
              <table:table-cell office:value-type="float" office:value="4713">
                <text:p>4713</text:p>
              </table:table-cell>
              <table:table-cell office:value-type="float" office:value="4726">
                <text:p>4726</text:p>
              </table:table-cell>
              <table:table-cell office:value-type="float" office:value="4755">
                <text:p>4755</text:p>
              </table:table-cell>
              <table:table-cell office:value-type="float" office:value="4885">
                <text:p>4885</text:p>
              </table:table-cell>
              <table:table-cell office:value-type="float" office:value="4663">
                <text:p>4663</text:p>
              </table:table-cell>
              <table:table-cell office:value-type="float" office:value="4811">
                <text:p>4811</text:p>
              </table:table-cell>
              <table:table-cell office:value-type="float" office:value="4908">
                <text:p>4908</text:p>
              </table:table-cell>
              <table:table-cell office:value-type="float" office:value="4923">
                <text:p>4923</text:p>
              </table:table-cell>
              <table:table-cell office:value-type="float" office:value="4927">
                <text:p>4927</text:p>
              </table:table-cell>
              <table:table-cell office:value-type="float" office:value="5135">
                <text:p>5135</text:p>
              </table:table-cell>
              <table:table-cell office:value-type="float" office:value="4902">
                <text:p>4902</text:p>
              </table:table-cell>
              <table:table-cell office:value-type="float" office:value="4907">
                <text:p>4907</text:p>
              </table:table-cell>
              <table:table-cell office:value-type="float" office:value="5088">
                <text:p>5088</text:p>
              </table:table-cell>
              <table:table-cell office:value-type="float" office:value="4995">
                <text:p>4995</text:p>
              </table:table-cell>
              <table:table-cell office:value-type="float" office:value="5154">
                <text:p>5154</text:p>
              </table:table-cell>
              <table:table-cell office:value-type="float" office:value="5156">
                <text:p>5156</text:p>
              </table:table-cell>
              <table:table-cell office:value-type="float" office:value="5178">
                <text:p>5178</text:p>
              </table:table-cell>
              <table:table-cell office:value-type="float" office:value="5222">
                <text:p>5222</text:p>
              </table:table-cell>
              <table:table-cell office:value-type="float" office:value="5158">
                <text:p>5158</text:p>
              </table:table-cell>
              <table:table-cell office:value-type="float" office:value="5318">
                <text:p>5318</text:p>
              </table:table-cell>
              <table:table-cell office:value-type="float" office:value="5434">
                <text:p>5434</text:p>
              </table:table-cell>
              <table:table-cell office:value-type="float" office:value="5242">
                <text:p>5242</text:p>
              </table:table-cell>
              <table:table-cell office:value-type="float" office:value="5252">
                <text:p>5252</text:p>
              </table:table-cell>
              <table:table-cell office:value-type="float" office:value="5404">
                <text:p>5404</text:p>
              </table:table-cell>
              <table:table-cell office:value-type="float" office:value="5418">
                <text:p>5418</text:p>
              </table:table-cell>
              <table:table-cell office:value-type="float" office:value="5452">
                <text:p>5452</text:p>
              </table:table-cell>
              <table:table-cell office:value-type="float" office:value="5350">
                <text:p>5350</text:p>
              </table:table-cell>
              <table:table-cell office:value-type="float" office:value="5365">
                <text:p>5365</text:p>
              </table:table-cell>
              <table:table-cell office:value-type="float" office:value="5489">
                <text:p>5489</text:p>
              </table:table-cell>
              <table:table-cell office:value-type="float" office:value="5489">
                <text:p>5489</text:p>
              </table:table-cell>
              <table:table-cell office:value-type="float" office:value="5574">
                <text:p>5574</text:p>
              </table:table-cell>
              <table:table-cell office:value-type="float" office:value="5778">
                <text:p>5778</text:p>
              </table:table-cell>
              <table:table-cell office:value-type="float" office:value="5695">
                <text:p>5695</text:p>
              </table:table-cell>
              <table:table-cell office:value-type="float" office:value="5719">
                <text:p>5719</text:p>
              </table:table-cell>
              <table:table-cell office:value-type="float" office:value="5929">
                <text:p>5929</text:p>
              </table:table-cell>
              <table:table-cell office:value-type="float" office:value="5704">
                <text:p>5704</text:p>
              </table:table-cell>
              <table:table-cell office:value-type="float" office:value="5991">
                <text:p>5991</text:p>
              </table:table-cell>
              <table:table-cell office:value-type="float" office:value="5804">
                <text:p>5804</text:p>
              </table:table-cell>
              <table:table-cell office:value-type="float" office:value="5956">
                <text:p>5956</text:p>
              </table:table-cell>
              <table:table-cell office:value-type="float" office:value="5985">
                <text:p>5985</text:p>
              </table:table-cell>
              <table:table-cell office:value-type="float" office:value="6021">
                <text:p>6021</text:p>
              </table:table-cell>
              <table:table-cell office:value-type="float" office:value="6104">
                <text:p>6104</text:p>
              </table:table-cell>
              <table:table-cell office:value-type="float" office:value="6119">
                <text:p>6119</text:p>
              </table:table-cell>
              <table:table-cell office:value-type="float" office:value="6229">
                <text:p>6229</text:p>
              </table:table-cell>
              <table:table-cell office:value-type="float" office:value="6006">
                <text:p>6006</text:p>
              </table:table-cell>
              <table:table-cell office:value-type="float" office:value="6138">
                <text:p>6138</text:p>
              </table:table-cell>
              <table:table-cell office:value-type="float" office:value="6257">
                <text:p>6257</text:p>
              </table:table-cell>
              <table:table-cell office:value-type="float" office:value="6334">
                <text:p>6334</text:p>
              </table:table-cell>
              <table:table-cell office:value-type="float" office:value="6450">
                <text:p>6450</text:p>
              </table:table-cell>
              <table:table-cell office:value-type="float" office:value="6475">
                <text:p>6475</text:p>
              </table:table-cell>
              <table:table-cell office:value-type="float" office:value="6416">
                <text:p>6416</text:p>
              </table:table-cell>
              <table:table-cell office:value-type="float" office:value="6357">
                <text:p>6357</text:p>
              </table:table-cell>
              <table:table-cell office:value-type="float" office:value="6546">
                <text:p>6546</text:p>
              </table:table-cell>
              <table:table-cell office:value-type="float" office:value="6750">
                <text:p>6750</text:p>
              </table:table-cell>
              <table:table-cell office:value-type="float" office:value="6692">
                <text:p>6692</text:p>
              </table:table-cell>
              <table:table-cell office:value-type="float" office:value="6605">
                <text:p>6605</text:p>
              </table:table-cell>
              <table:table-cell office:value-type="float" office:value="6659">
                <text:p>6659</text:p>
              </table:table-cell>
              <table:table-cell office:value-type="float" office:value="6929">
                <text:p>6929</text:p>
              </table:table-cell>
              <table:table-cell office:value-type="float" office:value="6973">
                <text:p>6973</text:p>
              </table:table-cell>
              <table:table-cell office:value-type="float" office:value="6965">
                <text:p>6965</text:p>
              </table:table-cell>
              <table:table-cell office:value-type="float" office:value="6965">
                <text:p>6965</text:p>
              </table:table-cell>
              <table:table-cell office:value-type="float" office:value="7117">
                <text:p>7117</text:p>
              </table:table-cell>
              <table:table-cell office:value-type="float" office:value="7195">
                <text:p>7195</text:p>
              </table:table-cell>
              <table:table-cell office:value-type="float" office:value="7195">
                <text:p>7195</text:p>
              </table:table-cell>
              <table:table-cell office:value-type="float" office:value="7211">
                <text:p>7211</text:p>
              </table:table-cell>
              <table:table-cell office:value-type="float" office:value="7454">
                <text:p>7454</text:p>
              </table:table-cell>
              <table:table-cell office:value-type="float" office:value="7369">
                <text:p>7369</text:p>
              </table:table-cell>
              <table:table-cell office:value-type="float" office:value="7382">
                <text:p>7382</text:p>
              </table:table-cell>
              <table:table-cell office:value-type="float" office:value="7509">
                <text:p>7509</text:p>
              </table:table-cell>
              <table:table-cell office:value-type="float" office:value="7626">
                <text:p>7626</text:p>
              </table:table-cell>
              <table:table-cell office:value-type="float" office:value="7599">
                <text:p>7599</text:p>
              </table:table-cell>
              <table:table-cell office:value-type="float" office:value="7739">
                <text:p>7739</text:p>
              </table:table-cell>
              <table:table-cell office:value-type="float" office:value="7776">
                <text:p>7776</text:p>
              </table:table-cell>
              <table:table-cell office:value-type="float" office:value="7872">
                <text:p>7872</text:p>
              </table:table-cell>
              <table:table-cell office:value-type="float" office:value="7989">
                <text:p>7989</text:p>
              </table:table-cell>
              <table:table-cell office:value-type="float" office:value="8204">
                <text:p>8204</text:p>
              </table:table-cell>
              <table:table-cell office:value-type="float" office:value="8219">
                <text:p>8219</text:p>
              </table:table-cell>
              <table:table-cell office:value-type="float" office:value="8345">
                <text:p>8345</text:p>
              </table:table-cell>
              <table:table-cell office:value-type="float" office:value="8348">
                <text:p>8348</text:p>
              </table:table-cell>
              <table:table-cell office:value-type="float" office:value="8434">
                <text:p>8434</text:p>
              </table:table-cell>
              <table:table-cell office:value-type="float" office:value="8595">
                <text:p>8595</text:p>
              </table:table-cell>
              <table:table-cell office:value-type="float" office:value="8610">
                <text:p>8610</text:p>
              </table:table-cell>
              <table:table-cell office:value-type="float" office:value="8672">
                <text:p>8672</text:p>
              </table:table-cell>
              <table:table-cell office:value-type="float" office:value="8704">
                <text:p>8704</text:p>
              </table:table-cell>
              <table:table-cell office:value-type="float" office:value="8825">
                <text:p>8825</text:p>
              </table:table-cell>
              <table:table-cell office:value-type="float" office:value="9211">
                <text:p>9211</text:p>
              </table:table-cell>
              <table:table-cell office:value-type="float" office:value="8934">
                <text:p>8934</text:p>
              </table:table-cell>
              <table:table-cell office:value-type="float" office:value="9026">
                <text:p>9026</text:p>
              </table:table-cell>
              <table:table-cell office:value-type="float" office:value="9296">
                <text:p>9296</text:p>
              </table:table-cell>
              <table:table-cell office:value-type="float" office:value="9256">
                <text:p>9256</text:p>
              </table:table-cell>
              <table:table-cell office:value-type="float" office:value="9592">
                <text:p>9592</text:p>
              </table:table-cell>
              <table:table-cell office:value-type="float" office:value="9675">
                <text:p>9675</text:p>
              </table:table-cell>
              <table:table-cell office:value-type="float" office:value="9575">
                <text:p>9575</text:p>
              </table:table-cell>
              <table:table-cell office:value-type="float" office:value="9578">
                <text:p>9578</text:p>
              </table:table-cell>
              <table:table-cell office:value-type="float" office:value="8981">
                <text:p>8981</text:p>
              </table:table-cell>
              <table:table-cell office:value-type="float" office:value="9873">
                <text:p>9873</text:p>
              </table:table-cell>
              <table:table-cell office:value-type="float" office:value="9907">
                <text:p>9907</text:p>
              </table:table-cell>
              <table:table-cell office:value-type="float" office:value="10103">
                <text:p>10103</text:p>
              </table:table-cell>
              <table:table-cell office:value-type="float" office:value="10188">
                <text:p>10188</text:p>
              </table:table-cell>
              <table:table-cell office:value-type="float" office:value="10211">
                <text:p>10211</text:p>
              </table:table-cell>
              <table:table-cell office:value-type="float" office:value="10252">
                <text:p>10252</text:p>
              </table:table-cell>
              <table:table-cell office:value-type="float" office:value="10429">
                <text:p>10429</text:p>
              </table:table-cell>
              <table:table-cell office:value-type="float" office:value="10441">
                <text:p>10441</text:p>
              </table:table-cell>
              <table:table-cell office:value-type="float" office:value="10526">
                <text:p>10526</text:p>
              </table:table-cell>
              <table:table-cell office:value-type="float" office:value="10659">
                <text:p>10659</text:p>
              </table:table-cell>
              <table:table-cell office:value-type="float" office:value="11011">
                <text:p>11011</text:p>
              </table:table-cell>
              <table:table-cell office:value-type="float" office:value="11482">
                <text:p>11482</text:p>
              </table:table-cell>
              <table:table-cell office:value-type="float" office:value="11529">
                <text:p>11529</text:p>
              </table:table-cell>
              <table:table-cell office:value-type="float" office:value="12091">
                <text:p>12091</text:p>
              </table:table-cell>
              <table:table-cell office:value-type="float" office:value="12241">
                <text:p>12241</text:p>
              </table:table-cell>
              <table:table-cell office:value-type="float" office:value="12321">
                <text:p>12321</text:p>
              </table:table-cell>
              <table:table-cell office:value-type="float" office:value="12594">
                <text:p>12594</text:p>
              </table:table-cell>
              <table:table-cell office:value-type="float" office:value="12759">
                <text:p>12759</text:p>
              </table:table-cell>
              <table:table-cell office:value-type="float" office:value="12827">
                <text:p>12827</text:p>
              </table:table-cell>
              <table:table-cell office:value-type="float" office:value="13016">
                <text:p>13016</text:p>
              </table:table-cell>
              <table:table-cell office:value-type="float" office:value="13242">
                <text:p>13242</text:p>
              </table:table-cell>
            </table:table-row>
            <table:table-row>
              <table:table-cell office:value-type="string">
                <text:p>II X[F]*</text:p>
                <draw:g>
                  <svg:desc>task3_1.A3:task3_1.A3</svg:desc>
                </draw:g>
              </table:table-cell>
              <table:table-cell office:value-type="float" office:value="1140.0014056741">
                <text:p>1140.0014056741</text:p>
                <draw:g>
                  <svg:desc>task3_1.B3:task3_1.FS3</svg:desc>
                </draw:g>
              </table:table-cell>
              <table:table-cell office:value-type="float" office:value="1326.76977577198">
                <text:p>1326.76977577198</text:p>
              </table:table-cell>
              <table:table-cell office:value-type="float" office:value="1432.13719831198">
                <text:p>1432.13719831198</text:p>
              </table:table-cell>
              <table:table-cell office:value-type="float" office:value="1434.12566108137">
                <text:p>1434.12566108137</text:p>
              </table:table-cell>
              <table:table-cell office:value-type="float" office:value="2039.20781058953">
                <text:p>2039.20781058953</text:p>
              </table:table-cell>
              <table:table-cell office:value-type="float" office:value="2136.83378265373">
                <text:p>2136.83378265373</text:p>
              </table:table-cell>
              <table:table-cell office:value-type="float" office:value="2397.94534914208">
                <text:p>2397.94534914208</text:p>
              </table:table-cell>
              <table:table-cell office:value-type="float" office:value="2685.13961265372">
                <text:p>2685.13961265372</text:p>
              </table:table-cell>
              <table:table-cell office:value-type="float" office:value="2695.1146174499">
                <text:p>2695.1146174499</text:p>
              </table:table-cell>
              <table:table-cell office:value-type="float" office:value="2940.55866506796">
                <text:p>2940.55866506796</text:p>
              </table:table-cell>
              <table:table-cell office:value-type="float" office:value="3012.41657198321">
                <text:p>3012.41657198321</text:p>
              </table:table-cell>
              <table:table-cell office:value-type="float" office:value="3022.39754845803">
                <text:p>3022.39754845803</text:p>
              </table:table-cell>
              <table:table-cell office:value-type="float" office:value="3252.00633467164">
                <text:p>3252.00633467164</text:p>
              </table:table-cell>
              <table:table-cell office:value-type="float" office:value="3369.83883058368">
                <text:p>3369.83883058368</text:p>
              </table:table-cell>
              <table:table-cell office:value-type="float" office:value="3395.80483750702">
                <text:p>3395.80483750702</text:p>
              </table:table-cell>
              <table:table-cell office:value-type="float" office:value="3431.75947728463">
                <text:p>3431.75947728463</text:p>
              </table:table-cell>
              <table:table-cell office:value-type="float" office:value="3443.74479461702">
                <text:p>3443.74479461702</text:p>
              </table:table-cell>
              <table:table-cell office:value-type="float" office:value="3493.68594895596">
                <text:p>3493.68594895596</text:p>
              </table:table-cell>
              <table:table-cell office:value-type="float" office:value="3557.61605028734">
                <text:p>3557.61605028734</text:p>
              </table:table-cell>
              <table:table-cell office:value-type="float" office:value="3661.51519278654">
                <text:p>3661.51519278654</text:p>
              </table:table-cell>
              <table:table-cell office:value-type="float" office:value="3675.50279932433">
                <text:p>3675.50279932433</text:p>
              </table:table-cell>
              <table:table-cell office:value-type="float" office:value="3693.48727247469">
                <text:p>3693.48727247469</text:p>
              </table:table-cell>
              <table:table-cell office:value-type="float" office:value="3705.47717499185">
                <text:p>3705.47717499185</text:p>
              </table:table-cell>
              <table:table-cell office:value-type="float" office:value="3723.46240776881">
                <text:p>3723.46240776881</text:p>
              </table:table-cell>
              <table:table-cell office:value-type="float" office:value="3725.46079496074">
                <text:p>3725.46079496074</text:p>
              </table:table-cell>
              <table:table-cell office:value-type="float" office:value="3873.35675740367">
                <text:p>3873.35675740367</text:p>
              </table:table-cell>
              <table:table-cell office:value-type="float" office:value="3911.33484088058">
                <text:p>3911.33484088058</text:p>
              </table:table-cell>
              <table:table-cell office:value-type="float" office:value="3923.32832013914">
                <text:p>3923.32832013914</text:p>
              </table:table-cell>
              <table:table-cell office:value-type="float" office:value="4005.28884722047">
                <text:p>4005.28884722047</text:p>
              </table:table-cell>
              <table:table-cell office:value-type="float" office:value="4063.26621760947">
                <text:p>4063.26621760947</text:p>
              </table:table-cell>
              <table:table-cell office:value-type="float" office:value="4063.26621760947">
                <text:p>4063.26621760947</text:p>
              </table:table-cell>
              <table:table-cell office:value-type="float" office:value="4093.25620878775">
                <text:p>4093.25620878775</text:p>
              </table:table-cell>
              <table:table-cell office:value-type="float" office:value="4103.25312746992">
                <text:p>4103.25312746992</text:p>
              </table:table-cell>
              <table:table-cell office:value-type="float" office:value="4157.23867460761">
                <text:p>4157.23867460761</text:p>
              </table:table-cell>
              <table:table-cell office:value-type="float" office:value="4183.2330222136">
                <text:p>4183.2330222136</text:p>
              </table:table-cell>
              <table:table-cell office:value-type="float" office:value="4197.23032772442">
                <text:p>4197.23032772442</text:p>
              </table:table-cell>
              <table:table-cell office:value-type="float" office:value="4207.22855211847">
                <text:p>4207.22855211847</text:p>
              </table:table-cell>
              <table:table-cell office:value-type="float" office:value="4261.22109681021">
                <text:p>4261.22109681021</text:p>
              </table:table-cell>
              <table:table-cell office:value-type="float" office:value="4265.22068699346">
                <text:p>4265.22068699346</text:p>
              </table:table-cell>
              <table:table-cell office:value-type="float" office:value="4289.21863802894">
                <text:p>4289.21863802894</text:p>
              </table:table-cell>
              <table:table-cell office:value-type="float" office:value="4331.21673425009">
                <text:p>4331.21673425009</text:p>
              </table:table-cell>
              <table:table-cell office:value-type="float" office:value="4343.21658114475">
                <text:p>4343.21658114475</text:p>
              </table:table-cell>
              <table:table-cell office:value-type="float" office:value="4365.21674899256">
                <text:p>4365.21674899256</text:p>
              </table:table-cell>
              <table:table-cell office:value-type="float" office:value="4367.21679295637">
                <text:p>4367.21679295637</text:p>
              </table:table-cell>
              <table:table-cell office:value-type="float" office:value="4377.21708435347">
                <text:p>4377.21708435347</text:p>
              </table:table-cell>
              <table:table-cell office:value-type="float" office:value="4407.21867206541">
                <text:p>4407.21867206541</text:p>
              </table:table-cell>
              <table:table-cell office:value-type="float" office:value="4413.21911759843">
                <text:p>4413.21911759843</text:p>
              </table:table-cell>
              <table:table-cell office:value-type="float" office:value="4433.22090954512">
                <text:p>4433.22090954512</text:p>
              </table:table-cell>
              <table:table-cell office:value-type="float" office:value="4441.22175816489">
                <text:p>4441.22175816489</text:p>
              </table:table-cell>
              <table:table-cell office:value-type="float" office:value="4453.22317193315">
                <text:p>4453.22317193315</text:p>
              </table:table-cell>
              <table:table-cell office:value-type="float" office:value="4495.22944495505">
                <text:p>4495.22944495505</text:p>
              </table:table-cell>
              <table:table-cell office:value-type="float" office:value="4505.23124085501">
                <text:p>4505.23124085501</text:p>
              </table:table-cell>
              <table:table-cell office:value-type="float" office:value="4525.23517965011">
                <text:p>4525.23517965011</text:p>
              </table:table-cell>
              <table:table-cell office:value-type="float" office:value="4559.24293246179">
                <text:p>4559.24293246179</text:p>
              </table:table-cell>
              <table:table-cell office:value-type="float" office:value="4577.247572872">
                <text:p>4577.247572872</text:p>
              </table:table-cell>
              <table:table-cell office:value-type="float" office:value="4597.25316182162">
                <text:p>4597.25316182162</text:p>
              </table:table-cell>
              <table:table-cell office:value-type="float" office:value="4613.25795983078">
                <text:p>4613.25795983078</text:p>
              </table:table-cell>
              <table:table-cell office:value-type="float" office:value="4615.2585799544">
                <text:p>4615.2585799544</text:p>
              </table:table-cell>
              <table:table-cell office:value-type="float" office:value="4735.30399142113">
                <text:p>4735.30399142113</text:p>
              </table:table-cell>
              <table:table-cell office:value-type="float" office:value="4759.31499058297">
                <text:p>4759.31499058297</text:p>
              </table:table-cell>
              <table:table-cell office:value-type="float" office:value="4789.32962719599">
                <text:p>4789.32962719599</text:p>
              </table:table-cell>
              <table:table-cell office:value-type="float" office:value="4807.33888023153">
                <text:p>4807.33888023153</text:p>
              </table:table-cell>
              <table:table-cell office:value-type="float" office:value="4819.34524439078">
                <text:p>4819.34524439078</text:p>
              </table:table-cell>
              <table:table-cell office:value-type="float" office:value="4845.35956780122">
                <text:p>4845.35956780122</text:p>
              </table:table-cell>
              <table:table-cell office:value-type="float" office:value="4941.41873175134">
                <text:p>4941.41873175134</text:p>
              </table:table-cell>
              <table:table-cell office:value-type="float" office:value="4957.4295439979">
                <text:p>4957.4295439979</text:p>
              </table:table-cell>
              <table:table-cell office:value-type="float" office:value="4961.43228921175">
                <text:p>4961.43228921175</text:p>
              </table:table-cell>
              <table:table-cell office:value-type="float" office:value="5057.50319391188">
                <text:p>5057.50319391188</text:p>
              </table:table-cell>
              <table:table-cell office:value-type="float" office:value="5057.50319391188">
                <text:p>5057.50319391188</text:p>
              </table:table-cell>
              <table:table-cell office:value-type="float" office:value="5063.50794322593">
                <text:p>5063.50794322593</text:p>
              </table:table-cell>
              <table:table-cell office:value-type="float" office:value="5121.55576058978">
                <text:p>5121.55576058978</text:p>
              </table:table-cell>
              <table:table-cell office:value-type="float" office:value="5151.58184198554">
                <text:p>5151.58184198554</text:p>
              </table:table-cell>
              <table:table-cell office:value-type="float" office:value="5187.61434346278">
                <text:p>5187.61434346278</text:p>
              </table:table-cell>
              <table:table-cell office:value-type="float" office:value="5189.61618743871">
                <text:p>5189.61618743871</text:p>
              </table:table-cell>
              <table:table-cell office:value-type="float" office:value="5211.63673650833">
                <text:p>5211.63673650833</text:p>
              </table:table-cell>
              <table:table-cell office:value-type="float" office:value="5255.67928771716">
                <text:p>5255.67928771716</text:p>
              </table:table-cell>
              <table:table-cell office:value-type="float" office:value="5313.73831511102">
                <text:p>5313.73831511102</text:p>
              </table:table-cell>
              <table:table-cell office:value-type="float" office:value="5351.77878360288">
                <text:p>5351.77878360288</text:p>
              </table:table-cell>
              <table:table-cell office:value-type="float" office:value="5355.78312561361">
                <text:p>5355.78312561361</text:p>
              </table:table-cell>
              <table:table-cell office:value-type="float" office:value="5397.82965679328">
                <text:p>5397.82965679328</text:p>
              </table:table-cell>
              <table:table-cell office:value-type="float" office:value="5407.84098779728">
                <text:p>5407.84098779728</text:p>
              </table:table-cell>
              <table:table-cell office:value-type="float" office:value="5437.87555978654">
                <text:p>5437.87555978654</text:p>
              </table:table-cell>
              <table:table-cell office:value-type="float" office:value="5439.8778953857">
                <text:p>5439.8778953857</text:p>
              </table:table-cell>
              <table:table-cell office:value-type="float" office:value="5485.93267174596">
                <text:p>5485.93267174596</text:p>
              </table:table-cell>
              <table:table-cell office:value-type="float" office:value="5505.95711721259">
                <text:p>5505.95711721259</text:p>
              </table:table-cell>
              <table:table-cell office:value-type="float" office:value="5521.97694699265">
                <text:p>5521.97694699265</text:p>
              </table:table-cell>
              <table:table-cell office:value-type="float" office:value="5523.97944276419">
                <text:p>5523.97944276419</text:p>
              </table:table-cell>
              <table:table-cell office:value-type="float" office:value="5523.97944276419">
                <text:p>5523.97944276419</text:p>
              </table:table-cell>
              <table:table-cell office:value-type="float" office:value="5608.08766562111">
                <text:p>5608.08766562111</text:p>
              </table:table-cell>
              <table:table-cell office:value-type="float" office:value="5700.21373758974">
                <text:p>5700.21373758974</text:p>
              </table:table-cell>
              <table:table-cell office:value-type="float" office:value="5718.23931568684">
                <text:p>5718.23931568684</text:p>
              </table:table-cell>
              <table:table-cell office:value-type="float" office:value="5754.29135958902">
                <text:p>5754.29135958902</text:p>
              </table:table-cell>
              <table:table-cell office:value-type="float" office:value="5852.43897922855">
                <text:p>5852.43897922855</text:p>
              </table:table-cell>
              <table:table-cell office:value-type="float" office:value="5860.45141058715">
                <text:p>5860.45141058715</text:p>
              </table:table-cell>
              <table:table-cell office:value-type="float" office:value="5914.53681206166">
                <text:p>5914.53681206166</text:p>
              </table:table-cell>
              <table:table-cell office:value-type="float" office:value="5960.61159604718">
                <text:p>5960.61159604718</text:p>
              </table:table-cell>
              <table:table-cell office:value-type="float" office:value="5990.66136937783">
                <text:p>5990.66136937783</text:p>
              </table:table-cell>
              <table:table-cell office:value-type="float" office:value="6020.71192847977">
                <text:p>6020.71192847977</text:p>
              </table:table-cell>
              <table:table-cell office:value-type="float" office:value="6056.77363115818">
                <text:p>6056.77363115818</text:p>
              </table:table-cell>
              <table:table-cell office:value-type="float" office:value="6138.91834406811">
                <text:p>6138.91834406811</text:p>
              </table:table-cell>
              <table:table-cell office:value-type="float" office:value="6142.92555043374">
                <text:p>6142.92555043374</text:p>
              </table:table-cell>
              <table:table-cell office:value-type="float" office:value="6152.94362594463">
                <text:p>6152.94362594463</text:p>
              </table:table-cell>
              <table:table-cell office:value-type="float" office:value="6162.96178648409">
                <text:p>6162.96178648409</text:p>
              </table:table-cell>
              <table:table-cell office:value-type="float" office:value="6172.98003191535">
                <text:p>6172.98003191535</text:p>
              </table:table-cell>
              <table:table-cell office:value-type="float" office:value="6293.20554945842">
                <text:p>6293.20554945842</text:p>
              </table:table-cell>
              <table:table-cell office:value-type="float" office:value="6369.35458506619">
                <text:p>6369.35458506619</text:p>
              </table:table-cell>
              <table:table-cell office:value-type="float" office:value="6373.36256101031">
                <text:p>6373.36256101031</text:p>
              </table:table-cell>
              <table:table-cell office:value-type="float" office:value="6399.41472454268">
                <text:p>6399.41472454268</text:p>
              </table:table-cell>
              <table:table-cell office:value-type="float" office:value="6439.49605494641">
                <text:p>6439.49605494641</text:p>
              </table:table-cell>
              <table:table-cell office:value-type="float" office:value="6515.65415912626">
                <text:p>6515.65415912626</text:p>
              </table:table-cell>
              <table:table-cell office:value-type="float" office:value="6581.7952269902">
                <text:p>6581.7952269902</text:p>
              </table:table-cell>
              <table:table-cell office:value-type="float" office:value="6673.99764091107">
                <text:p>6673.99764091107</text:p>
              </table:table-cell>
              <table:table-cell office:value-type="float" office:value="6716.09226055617">
                <text:p>6716.09226055617</text:p>
              </table:table-cell>
              <table:table-cell office:value-type="float" office:value="6764.20208096054">
                <text:p>6764.20208096054</text:p>
              </table:table-cell>
              <table:table-cell office:value-type="float" office:value="6818.32776049023">
                <text:p>6818.32776049023</text:p>
              </table:table-cell>
              <table:table-cell office:value-type="float" office:value="6854.41279231006">
                <text:p>6854.41279231006</text:p>
              </table:table-cell>
              <table:table-cell office:value-type="float" office:value="6998.76277167559">
                <text:p>6998.76277167559</text:p>
              </table:table-cell>
              <table:table-cell office:value-type="float" office:value="7002.77271637049">
                <text:p>7002.77271637049</text:p>
              </table:table-cell>
              <table:table-cell office:value-type="float" office:value="7002.77271637049">
                <text:p>7002.77271637049</text:p>
              </table:table-cell>
              <table:table-cell office:value-type="float" office:value="7143.12827365285">
                <text:p>7143.12827365285</text:p>
              </table:table-cell>
              <table:table-cell office:value-type="float" office:value="7233.3644564715">
                <text:p>7233.3644564715</text:p>
              </table:table-cell>
              <table:table-cell office:value-type="float" office:value="7233.3644564715">
                <text:p>7233.3644564715</text:p>
              </table:table-cell>
              <table:table-cell office:value-type="float" office:value="7249.40706099835">
                <text:p>7249.40706099835</text:p>
              </table:table-cell>
              <table:table-cell office:value-type="float" office:value="7379.76004788832">
                <text:p>7379.76004788832</text:p>
              </table:table-cell>
              <table:table-cell office:value-type="float" office:value="7407.8376542199">
                <text:p>7407.8376542199</text:p>
              </table:table-cell>
              <table:table-cell office:value-type="float" office:value="7419.87108402536">
                <text:p>7419.87108402536</text:p>
              </table:table-cell>
              <table:table-cell office:value-type="float" office:value="7548.23396621176">
                <text:p>7548.23396621176</text:p>
              </table:table-cell>
              <table:table-cell office:value-type="float" office:value="7552.24549065652">
                <text:p>7552.24549065652</text:p>
              </table:table-cell>
              <table:table-cell office:value-type="float" office:value="7638.49594326852">
                <text:p>7638.49594326852</text:p>
              </table:table-cell>
              <table:table-cell office:value-type="float" office:value="7778.91449177088">
                <text:p>7778.91449177088</text:p>
              </table:table-cell>
              <table:table-cell office:value-type="float" office:value="7815.02426394316">
                <text:p>7815.02426394316</text:p>
              </table:table-cell>
              <table:table-cell office:value-type="float" office:value="7899.28377462973">
                <text:p>7899.28377462973</text:p>
              </table:table-cell>
              <table:table-cell office:value-type="float" office:value="8029.69461756031">
                <text:p>8029.69461756031</text:p>
              </table:table-cell>
              <table:table-cell office:value-type="float" office:value="8244.39489605335">
                <text:p>8244.39489605335</text:p>
              </table:table-cell>
              <table:table-cell office:value-type="float" office:value="8260.44843395728">
                <text:p>8260.44843395728</text:p>
              </table:table-cell>
              <table:table-cell office:value-type="float" office:value="8386.87570347303">
                <text:p>8386.87570347303</text:p>
              </table:table-cell>
              <table:table-cell office:value-type="float" office:value="8388.88256602885">
                <text:p>8388.88256602885</text:p>
              </table:table-cell>
              <table:table-cell office:value-type="float" office:value="8475.18001566664">
                <text:p>8475.18001566664</text:p>
              </table:table-cell>
              <table:table-cell office:value-type="float" office:value="8637.75273326076">
                <text:p>8637.75273326076</text:p>
              </table:table-cell>
              <table:table-cell office:value-type="float" office:value="8651.80298050946">
                <text:p>8651.80298050946</text:p>
              </table:table-cell>
              <table:table-cell office:value-type="float" office:value="8714.02693117167">
                <text:p>8714.02693117167</text:p>
              </table:table-cell>
              <table:table-cell office:value-type="float" office:value="8746.14342590771">
                <text:p>8746.14342590771</text:p>
              </table:table-cell>
              <table:table-cell office:value-type="float" office:value="8868.59318295322">
                <text:p>8868.59318295322</text:p>
              </table:table-cell>
              <table:table-cell office:value-type="float" office:value="8936.8477004447">
                <text:p>8936.8477004447</text:p>
              </table:table-cell>
              <table:table-cell office:value-type="float" office:value="8976.99868736727">
                <text:p>8976.99868736727</text:p>
              </table:table-cell>
              <table:table-cell office:value-type="float" office:value="9069.34950322164">
                <text:p>9069.34950322164</text:p>
              </table:table-cell>
              <table:table-cell office:value-type="float" office:value="9167.72858963461">
                <text:p>9167.72858963461</text:p>
              </table:table-cell>
              <table:table-cell office:value-type="float" office:value="9300.24788425682">
                <text:p>9300.24788425682</text:p>
              </table:table-cell>
              <table:table-cell office:value-type="float" office:value="9316.31150076433">
                <text:p>9316.31150076433</text:p>
              </table:table-cell>
              <table:table-cell office:value-type="float" office:value="9549.25004233043">
                <text:p>9549.25004233043</text:p>
              </table:table-cell>
              <table:table-cell office:value-type="float" office:value="9621.54737118605">
                <text:p>9621.54737118605</text:p>
              </table:table-cell>
              <table:table-cell office:value-type="float" office:value="9623.55567084452">
                <text:p>9623.55567084452</text:p>
              </table:table-cell>
              <table:table-cell office:value-type="float" office:value="9633.59720189876">
                <text:p>9633.59720189876</text:p>
              </table:table-cell>
              <table:table-cell office:value-type="float" office:value="9920.80786901759">
                <text:p>9920.80786901759</text:p>
              </table:table-cell>
              <table:table-cell office:value-type="float" office:value="9954.95470221899">
                <text:p>9954.95470221899</text:p>
              </table:table-cell>
              <table:table-cell office:value-type="float" office:value="10151.8129942131">
                <text:p>10151.8129942131</text:p>
              </table:table-cell>
              <table:table-cell office:value-type="float" office:value="10236.1869484557">
                <text:p>10236.1869484557</text:p>
              </table:table-cell>
              <table:table-cell office:value-type="float" office:value="10260.2944597397">
                <text:p>10260.2944597397</text:p>
              </table:table-cell>
              <table:table-cell office:value-type="float" office:value="10300.4743010403">
                <text:p>10300.4743010403</text:p>
              </table:table-cell>
              <table:table-cell office:value-type="float" office:value="10479.2844588791">
                <text:p>10479.2844588791</text:p>
              </table:table-cell>
              <table:table-cell office:value-type="float" office:value="10491.3396516022">
                <text:p>10491.3396516022</text:p>
              </table:table-cell>
              <table:table-cell office:value-type="float" office:value="10575.7280179545">
                <text:p>10575.7280179545</text:p>
              </table:table-cell>
              <table:table-cell office:value-type="float" office:value="10710.3548099465">
                <text:p>10710.3548099465</text:p>
              </table:table-cell>
              <table:table-cell office:value-type="float" office:value="11064.0430549473">
                <text:p>11064.0430549473</text:p>
              </table:table-cell>
              <table:table-cell office:value-type="float" office:value="11536.3888459358">
                <text:p>11536.3888459358</text:p>
              </table:table-cell>
              <table:table-cell office:value-type="float" office:value="11584.6341613403">
                <text:p>11584.6341613403</text:p>
              </table:table-cell>
              <table:table-cell office:value-type="float" office:value="12149.5831998879">
                <text:p>12149.5831998879</text:p>
              </table:table-cell>
              <table:table-cell office:value-type="float" office:value="12300.3937354065">
                <text:p>12300.3937354065</text:p>
              </table:table-cell>
              <table:table-cell office:value-type="float" office:value="12380.8299699502">
                <text:p>12380.8299699502</text:p>
              </table:table-cell>
              <table:table-cell office:value-type="float" office:value="12654.3334411061">
                <text:p>12654.3334411061</text:p>
              </table:table-cell>
              <table:table-cell office:value-type="float" office:value="12821.2661871472">
                <text:p>12821.2661871472</text:p>
              </table:table-cell>
              <table:table-cell office:value-type="float" office:value="12889.6515556666">
                <text:p>12889.6515556666</text:p>
              </table:table-cell>
              <table:table-cell office:value-type="float" office:value="13078.7267990342">
                <text:p>13078.7267990342</text:p>
              </table:table-cell>
              <table:table-cell office:value-type="float" office:value="13306.0382229009">
                <text:p>13306.0382229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